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8925in"/>
    </style:style>
    <style:style style:name="co9" style:family="table-column">
      <style:table-column-properties fo:break-before="auto" style:column-width="0.6772in"/>
    </style:style>
    <style:style style:name="co10" style:family="table-column">
      <style:table-column-properties fo:break-before="auto" style:column-width="0.9063in"/>
    </style:style>
    <style:style style:name="co11" style:family="table-column">
      <style:table-column-properties fo:break-before="auto" style:column-width="1.5728in"/>
    </style:style>
    <style:style style:name="co12" style:family="table-column">
      <style:table-column-properties fo:break-before="auto" style:column-width="5.2217in"/>
    </style:style>
    <style:style style:name="co13" style:family="table-column">
      <style:table-column-properties fo:break-before="auto" style:column-width="1.6492in"/>
    </style:style>
    <style:style style:name="co14" style:family="table-column">
      <style:table-column-properties fo:break-before="auto" style:column-width="1.7673in"/>
    </style:style>
    <style:style style:name="co15" style:family="table-column">
      <style:table-column-properties fo:break-before="auto" style:column-width="2.0098in"/>
    </style:style>
    <style:style style:name="co16" style:family="table-column">
      <style:table-column-properties fo:break-before="auto" style:column-width="5.5063in"/>
    </style:style>
    <style:style style:name="co17" style:family="table-column">
      <style:table-column-properties fo:break-before="auto" style:column-width="1.9346in"/>
    </style:style>
    <style:style style:name="co18" style:family="table-column">
      <style:table-column-properties fo:break-before="auto" style:column-width="2.8772in"/>
    </style:style>
    <style:style style:name="co19" style:family="table-column">
      <style:table-column-properties fo:break-before="auto" style:column-width="0.6272in"/>
    </style:style>
    <style:style style:name="co20" style:family="table-column">
      <style:table-column-properties fo:break-before="auto" style:column-width="0.828in"/>
    </style:style>
    <style:style style:name="co21" style:family="table-column">
      <style:table-column-properties fo:break-before="auto" style:column-width="1.2547in"/>
    </style:style>
    <style:style style:name="co22" style:family="table-column">
      <style:table-column-properties fo:break-before="auto" style:column-width="0.7583in"/>
    </style:style>
    <style:style style:name="co23" style:family="table-column">
      <style:table-column-properties fo:break-before="auto" style:column-width="5.4055in"/>
    </style:style>
    <style:style style:name="co24" style:family="table-column">
      <style:table-column-properties fo:break-before="auto" style:column-width="1.6827in"/>
    </style:style>
    <style:style style:name="co25" style:family="table-column">
      <style:table-column-properties fo:break-before="auto" style:column-width="0.6453in"/>
    </style:style>
    <style:style style:name="co26" style:family="table-column">
      <style:table-column-properties fo:break-before="auto" style:column-width="1.1244in"/>
    </style:style>
    <style:style style:name="co27" style:family="table-column">
      <style:table-column-properties fo:break-before="auto" style:column-width="1.3425in"/>
    </style:style>
    <style:style style:name="co28" style:family="table-column">
      <style:table-column-properties fo:break-before="auto" style:column-width="0.7409in"/>
    </style:style>
    <style:style style:name="co29" style:family="table-column">
      <style:table-column-properties fo:break-before="auto" style:column-width="4.778in"/>
    </style:style>
    <style:style style:name="co30" style:family="table-column">
      <style:table-column-properties fo:break-before="auto" style:column-width="1.8827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7236in"/>
    </style:style>
    <style:style style:name="co36" style:family="table-column">
      <style:table-column-properties fo:break-before="auto" style:column-width="0.8453in"/>
    </style:style>
    <style:style style:name="co37" style:family="table-column">
      <style:table-column-properties fo:break-before="auto" style:column-width="1.3945in"/>
    </style:style>
    <style:style style:name="co38" style:family="table-column">
      <style:table-column-properties fo:break-before="auto" style:column-width="5.1264in"/>
    </style:style>
    <style:style style:name="co39" style:family="table-column">
      <style:table-column-properties fo:break-before="auto" style:column-width="2.0311in"/>
    </style:style>
    <style:style style:name="co40" style:family="table-column">
      <style:table-column-properties fo:break-before="auto" style:column-width="0.6189in"/>
    </style:style>
    <style:style style:name="co41" style:family="table-column">
      <style:table-column-properties fo:break-before="auto" style:column-width="0.7756in"/>
    </style:style>
    <style:style style:name="co42" style:family="table-column">
      <style:table-column-properties fo:break-before="auto" style:column-width="1.4992in"/>
    </style:style>
    <style:style style:name="co43" style:family="table-column">
      <style:table-column-properties fo:break-before="auto" style:column-width="0.7929in"/>
    </style:style>
    <style:style style:name="co44" style:family="table-column">
      <style:table-column-properties fo:break-before="auto" style:column-width="4.839in"/>
    </style:style>
    <style:style style:name="co45" style:family="table-column">
      <style:table-column-properties fo:break-before="auto" style:column-width="1.8134in"/>
    </style:style>
    <style:style style:name="co46" style:family="table-column">
      <style:table-column-properties fo:break-before="auto" style:column-width="0.9673in"/>
    </style:style>
    <style:style style:name="co47" style:family="table-column">
      <style:table-column-properties fo:break-before="auto" style:column-width="1.4819in"/>
    </style:style>
    <style:style style:name="co48" style:family="table-column">
      <style:table-column-properties fo:break-before="auto" style:column-width="0.7319in"/>
    </style:style>
    <style:style style:name="co49" style:family="table-column">
      <style:table-column-properties fo:break-before="auto" style:column-width="5.1173in"/>
    </style:style>
    <style:style style:name="co50" style:family="table-column">
      <style:table-column-properties fo:break-before="auto" style:column-width="1.7in"/>
    </style:style>
    <style:style style:name="co51" style:family="table-column">
      <style:table-column-properties fo:break-before="auto" style:column-width="0.6535in"/>
    </style:style>
    <style:style style:name="co52" style:family="table-column">
      <style:table-column-properties fo:break-before="auto" style:column-width="1.3516in"/>
    </style:style>
    <style:style style:name="co53" style:family="table-column">
      <style:table-column-properties fo:break-before="auto" style:column-width="5.3008in"/>
    </style:style>
    <style:style style:name="co54" style:family="table-column">
      <style:table-column-properties fo:break-before="auto" style:column-width="1.4728in"/>
    </style:style>
    <style:style style:name="co55" style:family="table-column">
      <style:table-column-properties fo:break-before="auto" style:column-width="1.3689in"/>
    </style:style>
    <style:style style:name="co56" style:family="table-column">
      <style:table-column-properties fo:break-before="auto" style:column-width="5.0654in"/>
    </style:style>
    <style:style style:name="co57" style:family="table-column">
      <style:table-column-properties fo:break-before="auto" style:column-width="1.4902in"/>
    </style:style>
    <style:style style:name="co58" style:family="table-column">
      <style:table-column-properties fo:break-before="auto" style:column-width="0.6098in"/>
    </style:style>
    <style:style style:name="co59" style:family="table-column">
      <style:table-column-properties fo:break-before="auto" style:column-width="1.2374in"/>
    </style:style>
    <style:style style:name="co60" style:family="table-column">
      <style:table-column-properties fo:break-before="auto" style:column-width="0.802in"/>
    </style:style>
    <style:style style:name="co61" style:family="table-column">
      <style:table-column-properties fo:break-before="auto" style:column-width="5.3098in"/>
    </style:style>
    <style:style style:name="co62" style:family="table-column">
      <style:table-column-properties fo:break-before="auto" style:column-width="1.752in"/>
    </style:style>
    <style:style style:name="co63" style:family="table-column">
      <style:table-column-properties fo:break-before="auto" style:column-width="0.6709in"/>
    </style:style>
    <style:style style:name="co64" style:family="table-column">
      <style:table-column-properties fo:break-before="auto" style:column-width="0.9409in"/>
    </style:style>
    <style:style style:name="co65" style:family="table-column">
      <style:table-column-properties fo:break-before="auto" style:column-width="1.2638in"/>
    </style:style>
    <style:style style:name="co66" style:family="table-column">
      <style:table-column-properties fo:break-before="auto" style:column-width="5.3181in"/>
    </style:style>
    <style:style style:name="ro1" style:family="table-row">
      <style:table-row-properties style:row-height="0.1866in" fo:break-before="auto" style:use-optimal-row-height="true"/>
    </style:style>
    <style:style style:name="ro2" style:family="table-row">
      <style:table-row-properties style:row-height="0.1736in" fo:break-before="auto" style:use-optimal-row-height="true"/>
    </style:style>
    <style:style style:name="ro3" style:family="table-row">
      <style:table-row-properties style:row-height="0.3382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681in" fo:break-before="auto" style:use-optimal-row-height="true"/>
    </style:style>
    <style:style style:name="ro10" style:family="table-row">
      <style:table-row-properties style:row-height="0.178in" fo:break-before="auto" style:use-optimal-row-height="true"/>
    </style:style>
    <style:style style:name="ro11" style:family="table-row">
      <style:table-row-properties style:row-height="0.1756in" fo:break-before="auto" style:use-optimal-row-height="true"/>
    </style:style>
    <style:style style:name="ro12" style:family="table-row">
      <style:table-row-properties style:row-height="0.3311in" fo:break-before="auto" style:use-optimal-row-height="true"/>
    </style:style>
    <style:style style:name="ro13" style:family="table-row">
      <style:table-row-properties style:row-height="1.5752in" fo:break-before="auto" style:use-optimal-row-height="true"/>
    </style:style>
    <style:style style:name="ro14" style:family="table-row">
      <style:table-row-properties style:row-height="2.0417in" fo:break-before="auto" style:use-optimal-row-height="true"/>
    </style:style>
    <style:style style:name="ro15" style:family="table-row">
      <style:table-row-properties style:row-height="2.6634in" fo:break-before="auto" style:use-optimal-row-height="true"/>
    </style:style>
    <style:style style:name="ro16" style:family="table-row">
      <style:table-row-properties style:row-height="3.9071in" fo:break-before="auto" style:use-optimal-row-height="true"/>
    </style:style>
    <style:style style:name="ro17" style:family="table-row">
      <style:table-row-properties style:row-height="3.4409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2.5075in" fo:break-before="auto" style:use-optimal-row-height="true"/>
    </style:style>
    <style:style style:name="ro20" style:family="table-row">
      <style:table-row-properties style:row-height="1.4193in" fo:break-before="auto" style:use-optimal-row-height="true"/>
    </style:style>
    <style:style style:name="ro21" style:family="table-row">
      <style:table-row-properties style:row-height="2.1972in" fo:break-before="auto" style:use-optimal-row-height="true"/>
    </style:style>
    <style:style style:name="ro22" style:family="table-row">
      <style:table-row-properties style:row-height="0.1791in" fo:break-before="auto" style:use-optimal-row-height="true"/>
    </style:style>
    <style:style style:name="ro23" style:family="table-row">
      <style:table-row-properties style:row-height="0.6425in" fo:break-before="auto" style:use-optimal-row-height="true"/>
    </style:style>
    <style:style style:name="ro24" style:family="table-row">
      <style:table-row-properties style:row-height="1.1091in" fo:break-before="auto" style:use-optimal-row-height="true"/>
    </style:style>
    <style:style style:name="ro25" style:family="table-row">
      <style:table-row-properties style:row-height="0.4866in" fo:break-before="auto" style:use-optimal-row-height="true"/>
    </style:style>
    <style:style style:name="ro26" style:family="table-row">
      <style:table-row-properties style:row-height="0.9535in" fo:break-before="auto" style:use-optimal-row-height="true"/>
    </style:style>
    <style:style style:name="ro27" style:family="table-row">
      <style:table-row-properties style:row-height="0.798in" fo:break-before="auto" style:use-optimal-row-height="true"/>
    </style:style>
    <style:style style:name="ro28" style:family="table-row">
      <style:table-row-properties style:row-height="0.3417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1701in" fo:break-before="auto" style:use-optimal-row-height="false"/>
    </style:style>
    <style:style style:name="ro31" style:family="table-row">
      <style:table-row-properties style:row-height="2.4571in" fo:break-before="auto" style:use-optimal-row-height="true"/>
    </style:style>
    <style:style style:name="ro32" style:family="table-row">
      <style:table-row-properties style:row-height="0.7925in" fo:break-before="auto" style:use-optimal-row-height="true"/>
    </style:style>
    <style:style style:name="ro33" style:family="table-row">
      <style:table-row-properties style:row-height="2.7598in" fo:break-before="auto" style:use-optimal-row-height="true"/>
    </style:style>
    <style:style style:name="ro34" style:family="table-row">
      <style:table-row-properties style:row-height="1.3972in" fo:break-before="auto" style:use-optimal-row-height="true"/>
    </style:style>
    <style:style style:name="ro35" style:family="table-row">
      <style:table-row-properties style:row-height="1.0945in" fo:break-before="auto" style:use-optimal-row-height="true"/>
    </style:style>
    <style:style style:name="ro36" style:family="table-row">
      <style:table-row-properties style:row-height="1.5484in" fo:break-before="auto" style:use-optimal-row-height="true"/>
    </style:style>
    <style:style style:name="ro37" style:family="table-row">
      <style:table-row-properties style:row-height="0.6409in" fo:break-before="auto" style:use-optimal-row-height="true"/>
    </style:style>
    <style:style style:name="ro38" style:family="table-row">
      <style:table-row-properties style:row-height="0.9429in" fo:break-before="auto" style:use-optimal-row-height="true"/>
    </style:style>
    <style:style style:name="ro39" style:family="table-row">
      <style:table-row-properties style:row-height="2.3055in" fo:break-before="auto" style:use-optimal-row-height="true"/>
    </style:style>
    <style:style style:name="ro40" style:family="table-row">
      <style:table-row-properties style:row-height="2.1543in" fo:break-before="auto" style:use-optimal-row-height="true"/>
    </style:style>
    <style:style style:name="ro41" style:family="table-row">
      <style:table-row-properties style:row-height="0.4898in" fo:break-before="auto" style:use-optimal-row-height="true"/>
    </style:style>
    <style:style style:name="ro42" style:family="table-row">
      <style:table-row-properties style:row-height="3.6681in" fo:break-before="auto" style:use-optimal-row-height="true"/>
    </style:style>
    <style:style style:name="ro43" style:family="table-row">
      <style:table-row-properties style:row-height="3.3654in" fo:break-before="auto" style:use-optimal-row-height="true"/>
    </style:style>
    <style:style style:name="ro44" style:family="table-row">
      <style:table-row-properties style:row-height="0.1752in" fo:break-before="auto" style:use-optimal-row-height="true"/>
    </style:style>
    <style:style style:name="ro45" style:family="table-row">
      <style:table-row-properties style:row-height="2.6791in" fo:break-before="auto" style:use-optimal-row-height="true"/>
    </style:style>
    <style:style style:name="ro46" style:family="table-row">
      <style:table-row-properties style:row-height="2.0382in" fo:break-before="auto" style:use-optimal-row-height="true"/>
    </style:style>
    <style:style style:name="ro47" style:family="table-row">
      <style:table-row-properties style:row-height="2.4752in" fo:break-before="auto" style:use-optimal-row-height="true"/>
    </style:style>
    <style:style style:name="ro48" style:family="table-row">
      <style:table-row-properties style:row-height="2.911in" fo:break-before="auto" style:use-optimal-row-height="true"/>
    </style:style>
    <style:style style:name="ro49" style:family="table-row">
      <style:table-row-properties style:row-height="2.056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
    </style:style>
    <style:style style:name="ce6" style:family="table-cell" style:parent-style-name="Default" style:data-style-name="N100">
      <style:table-cell-properties fo:wrap-option="wrap"/>
      <style:text-properties fo:font-weight="bold" style:font-weight-asian="bold" style:font-weight-complex="bold"/>
    </style:style>
    <style:style style:name="ce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start"/>
    </style:style>
    <style:style style:name="ce1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1"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3" style:family="table-cell" style:parent-style-name="Default" style:data-style-name="N100">
      <style:table-cell-properties fo:wrap-option="wrap"/>
      <style:text-properties style:font-size-complex="5.65000009536743pt"/>
    </style:style>
    <style:style style:name="ce14" style:family="table-cell" style:parent-style-name="Default" style:data-style-name="N100">
      <style:table-cell-properties fo:wrap-option="wrap"/>
      <style:text-properties style:font-size-complex="5.69999980926514pt"/>
    </style:style>
    <style:style style:name="ce15" style:family="table-cell" style:parent-style-name="Default" style:data-style-name="N100">
      <style:table-cell-properties fo:wrap-option="wrap"/>
      <style:text-properties fo:font-weight="normal" style:font-weight-asian="bold" style:font-size-complex="5.65000009536743pt" style:font-weight-complex="bold"/>
    </style:style>
    <style:style style:name="ce16" style:family="table-cell" style:parent-style-name="Default" style:data-style-name="N100">
      <style:table-cell-properties style:text-align-source="fix" style:repeat-content="false" fo:wrap-option="no-wrap"/>
      <style:paragraph-properties fo:text-align="start"/>
    </style:style>
    <style:style style:name="ce17" style:family="table-cell" style:parent-style-name="Default">
      <style:table-cell-properties fo:wrap-option="wrap"/>
    </style:style>
    <style:style style:name="ce18" style:family="table-cell" style:parent-style-name="Default" style:data-style-name="N100">
      <style:table-cell-properties fo:wrap-option="wrap" fo:padding-bottom="0.0193in" fo:padding-left="0.0138in" fo:padding-right="0.0138in" fo:padding-top="0.0193in"/>
    </style:style>
    <style:style style:name="ce19"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style:font-size-complex="5.69999980926514pt"/>
    </style:style>
    <style:style style:name="T5" style:family="text">
      <style:text-properties style:text-position="super 58%" fo:font-size="6.5pt" style:font-size-asian="6.5pt" style:font-size-complex="3.70000004768372pt"/>
    </style:style>
    <style:style style:name="T6" style:family="text">
      <style:text-properties fo:font-size="10pt" style:font-size-asian="10pt" style:font-size-complex="5.69999980926514pt"/>
    </style:style>
    <style:style style:name="T7" style:family="text">
      <style:text-properties style:text-position="super 58%" fo:font-size="10pt" style:font-size-asian="10pt"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weight="normal" style:font-weight-asian="normal" style:font-weight-complex="normal"/>
    </style:style>
    <style:style style:name="T10" style:family="text">
      <style:text-properties style:text-position="super 58%" fo:font-weight="bold" style:font-weight-asian="bold" style:font-size-complex="5.69999980926514pt" style:font-weight-complex="bold"/>
    </style:style>
    <style:style style:name="T11" style:family="text">
      <style:text-properties fo:font-size="10pt" fo:font-weight="bold" style:font-size-asian="10pt" style:font-weight-asian="bold" style:font-size-complex="5.69999980926514pt" style:font-weight-complex="bold"/>
    </style:style>
    <style:style style:name="T12" style:family="text">
      <style:text-properties fo:font-weight="normal" style:font-weight-asian="normal" style:font-size-complex="5.69999980926514pt" style:font-weight-complex="normal"/>
    </style:style>
    <style:style style:name="T13" style:family="text">
      <style:text-properties fo:font-size="10pt" fo:font-weight="normal" style:font-size-asian="10pt" style:font-weight-asian="normal" style:font-size-complex="5.69999980926514pt" style:font-weight-complex="normal"/>
    </style:style>
    <style:style style:name="T14" style:family="text">
      <style:text-properties style:font-name-asian="WenQuanYi Zen Hei" style:font-name-complex="Lohit Hindi"/>
    </style:style>
    <style:style style:name="T15" style:family="text">
      <style:text-properties fo:font-weight="bold" style:font-name-asian="WenQuanYi Zen Hei" style:font-weight-asian="bold" style:font-name-complex="Lohit Hindi" style:font-weight-complex="bold"/>
    </style:style>
    <style:style style:name="T16" style:family="text">
      <style:text-properties style:font-name="Lohit Hindi1" style:font-name-asian="Lohit Hindi1" style:font-name-complex="Lohit Hindi1" style:font-size-complex="5.69999980926514pt"/>
    </style:style>
    <style:style style:name="T17" style:family="text">
      <style:text-properties fo:font-size="12pt"/>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normal" style:font-size-asian="11pt" style:font-weight-asian="normal" style:font-size-complex="11pt" style:font-weight-complex="normal"/>
    </style:style>
    <style:style style:name="T20"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1" style:family="text">
      <style:text-properties style:text-outline="false" style:text-line-through-style="none" style:font-name="Lohit Hindi1" fo:font-size="10pt" fo:font-style="normal" fo:text-shadow="none" style:text-underline-style="none" fo:font-weight="normal" style:font-name-asian="Lohit Hindi1" style:font-size-asian="10pt" style:font-style-asian="normal" style:font-weight-asian="normal" style:font-name-complex="Lohit Hindi1" style:font-size-complex="5.69999980926514pt" style:font-style-complex="normal" style:font-weight-complex="normal" style:text-emphasize="none" style:text-overline-style="none" style:text-overline-color="font-color"/>
    </style:style>
    <style:style style:name="T22" style:family="text">
      <style:text-properties style:text-outline="false" style:text-line-through-style="none" style:font-name="Lohit Hindi1" fo:font-size="10pt" fo:font-style="normal" fo:text-shadow="none" style:text-underline-style="none" fo:font-weight="bold" style:font-name-asian="Lohit Hindi1" style:font-size-asian="10pt" style:font-style-asian="normal" style:font-weight-asian="bold" style:font-name-complex="Lohit Hindi1" style:font-size-complex="5.69999980926514pt" style:font-style-complex="normal" style:font-weight-complex="bold" style:text-emphasize="none" style:text-overline-style="none" style:text-overline-color="font-color"/>
    </style:style>
  </office:automatic-styles>
  <office:body>
    <office:spreadsheet>
      <table:table table:name="Italicized word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office:value-type="string">
            <text:p>rluu: Italicized words in TTTA.</text:p>
          </table:table-cell>
          <table:table-cell table:number-columns-repeated="5"/>
        </table:table-row>
        <table:table-row table:style-name="ro2">
          <table:table-cell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table:style-name="ce2"/>
          <table:table-cell table:style-name="ce3" office:value-type="string">
            <text:p>First page of Foreword.</text:p>
          </table:table-cell>
          <table:table-cell table:style-name="ce2" table:number-columns-repeated="2"/>
          <table:table-cell table:style-name="ce2" office:value-type="string">
            <text:p>“Happy is the man that findeth wisdom, and the man that</text:p>
            <text:p>getteth understanding." -- <text:span text:style-name="T1">Proverbs</text:span>.</text:p>
          </table:table-cell>
          <table:table-cell table:style-name="ce2" office:value-type="string">
            <text:p>“Proverbs”</text:p>
          </table:table-cell>
        </table:table-row>
        <table:table-row table:style-name="ro4">
          <table:table-cell table:style-name="ce2"/>
          <table:table-cell table:style-name="ce3" office:value-type="float" office:value="37">
            <text:p>37</text:p>
          </table:table-cell>
          <table:table-cell table:style-name="ce2" table:number-columns-repeated="2"/>
          <table:table-cell table:style-name="ce2"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table:style-name="ce2" office:value-type="string">
            <text:p>“it”</text:p>
          </table:table-cell>
        </table:table-row>
        <table:table-row table:style-name="ro5">
          <table:table-cell table:style-name="ce2"/>
          <table:table-cell table:style-name="ce3" office:value-type="string">
            <text:p>45</text:p>
          </table:table-cell>
          <table:table-cell table:style-name="ce2" table:number-columns-repeated="2"/>
          <table:table-cell table:style-name="ce2"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table:style-name="ce2" office:value-type="string">
            <text:p>“Tid Bits”</text:p>
          </table:table-cell>
        </table:table-row>
        <table:table-row table:style-name="ro6">
          <table:table-cell table:style-name="ce2"/>
          <table:table-cell table:style-name="ce3" office:value-type="string">
            <text:p>77</text:p>
          </table:table-cell>
          <table:table-cell table:style-name="ce2" table:number-columns-repeated="2"/>
          <table:table-cell table:style-name="ce2"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table:style-name="ce2" office:value-type="string">
            <text:p>“New York American”</text:p>
          </table:table-cell>
        </table:table-row>
        <table:table-row table:style-name="ro6">
          <table:table-cell table:style-name="ce2"/>
          <table:table-cell table:style-name="ce3" office:value-type="string">
            <text:p>82</text:p>
          </table:table-cell>
          <table:table-cell table:style-name="ce2" table:number-columns-repeated="2"/>
          <table:table-cell table:style-name="ce2"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table:style-name="ce2" office:value-type="string">
            <text:p>“New York American”</text:p>
          </table:table-cell>
        </table:table-row>
        <table:table-row table:style-name="ro7">
          <table:table-cell table:style-name="ce2"/>
          <table:table-cell table:style-name="ce3" office:value-type="float" office:value="129">
            <text:p>129</text:p>
          </table:table-cell>
          <table:table-cell table:style-name="ce2" table:number-columns-repeated="2"/>
          <table:table-cell table:style-name="ce2"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table:style-name="ce2" office:value-type="string">
            <text:p>“etc.”</text:p>
          </table:table-cell>
        </table:table-row>
        <table:table-row table:style-name="ro3">
          <table:table-cell table:style-name="ce2"/>
          <table:table-cell table:style-name="ce3" office:value-type="string">
            <text:p>149</text:p>
          </table:table-cell>
          <table:table-cell table:style-name="ce2" table:number-columns-repeated="2"/>
          <table:table-cell table:style-name="ce2" office:value-type="string">
            <text:p>ROBERT GORDON,</text:p>
            <text:p><text:span text:style-name="T1">Address</text:span> -- Planters Hotel.</text:p>
          </table:table-cell>
          <table:table-cell table:style-name="ce2" office:value-type="string">
            <text:p>“Address”</text:p>
          </table:table-cell>
        </table:table-row>
        <table:table-row table:style-name="ro8">
          <table:table-cell table:style-name="ce2"/>
          <table:table-cell table:style-name="ce3" office:value-type="string">
            <text:p>199-200 (“money” mentioned on pg. 200)</text:p>
          </table:table-cell>
          <table:table-cell table:style-name="ce2" table:number-columns-repeated="2"/>
          <table:table-cell table:style-name="ce2"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table:style-name="ce2" office:value-type="string">
            <text:p>“money” is on 5<text:span text:style-name="T2">th</text:span> line, 10<text:span text:style-name="T2">th</text:span> word of the line.</text:p>
          </table:table-cell>
        </table:table-row>
        <table:table-row table:style-name="ro8">
          <table:table-cell table:style-name="ce2"/>
          <table:table-cell table:number-columns-repeated="5"/>
        </table:table-row>
        <table:table-row table:style-name="ro8" table:number-rows-repeated="21">
          <table:table-cell table:style-name="ce2" table:number-columns-repeated="6"/>
        </table:table-row>
        <table:table-row table:style-name="ro9" table:number-rows-repeated="1048542">
          <table:table-cell table:number-columns-repeated="6"/>
        </table:table-row>
        <table:table-row table:style-name="ro9">
          <table:table-cell table:number-columns-repeated="6"/>
        </table:table-row>
      </table:table>
      <table:table table:name="seal" table:style-name="ta1">
        <table:table-column table:style-name="co8" table:default-cell-style-name="Default"/>
        <table:table-row table:style-name="ro2">
          <table:table-cell/>
        </table:table-row>
      </table:table>
      <table:table table:name="diamond" table:style-name="ta1">
        <table:table-column table:style-name="co8" table:default-cell-style-name="Default"/>
        <table:table-row table:style-name="ro2">
          <table:table-cell/>
        </table:table-row>
      </table:table>
      <table:table table:name="pearl" table:style-name="ta1" table:print="false">
        <table:table-column table:style-name="co8" table:default-cell-style-name="Default"/>
        <table:table-row table:style-name="ro9">
          <table:table-cell/>
        </table:table-row>
      </table:table>
      <table:table table:name="lone" table:style-name="ta1">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row table:style-name="ro11">
          <table:table-cell office:value-type="string">
            <text:p>rluu: Excerpts related to the word 'lone'.</text:p>
          </table:table-cell>
          <table:table-cell table:number-columns-repeated="5"/>
        </table:table-row>
        <table:table-row table:style-name="ro9">
          <table:table-cell table:number-columns-repeated="6"/>
        </table:table-row>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3">Lone</text:span> Star State of Texas, about eight miles west of Texarkana, in a<text:span text:style-name="T3">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6" office:value-type="string">
            <text:p>Lone</text:p>
          </table:table-cell>
        </table:table-row>
        <table:table-row table:style-name="ro14">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3">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6" office:value-type="string">
            <text:p>Lone</text:p>
          </table:table-cell>
        </table:table-row>
        <table:table-row table:style-name="ro15">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3">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6" office:value-type="string">
            <text:p>Lone</text:p>
          </table:table-cell>
        </table:table-row>
        <table:table-row table:style-name="ro16">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3">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3">Lone</text:span>some</text:p>
          </table:table-cell>
        </table:table-row>
        <table:table-row table:style-name="ro17">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3">lone</text:span> he was -- the most a<text:span text:style-name="T3">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6" office:value-type="string">
            <text:p>Alone</text:p>
          </table:table-cell>
        </table:table-row>
        <table:table-row table:style-name="ro18">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3">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3">Lone</text:span>somely</text:p>
          </table:table-cell>
        </table:table-row>
        <table:table-row table:style-name="ro19">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3">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6" office:value-type="string">
            <text:p>Lone</text:p>
          </table:table-cell>
        </table:table-row>
        <table:table-row table:style-name="ro14">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3">lone</text:span> woman could accomplish such a feat. Supreme Commander Gordon then said: “Mr. <text:s/>President, your greatest sight is yet to come."</text:p>
          </table:table-cell>
          <table:table-cell table:style-name="ce6" office:value-type="string">
            <text:p>Lone</text:p>
          </table:table-cell>
        </table:table-row>
        <table:table-row table:style-name="ro20">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3">lone</text:span> man who had made inventions which had saved the country, and that a <text:span text:style-name="T3">lone</text:span> woman, Edna Kennelworth, with these inventions had protected Washington from destruction and captured over 50,000 of the enemy's airships without causing the loss of a single soul.</text:p>
          </table:table-cell>
          <table:table-cell table:style-name="ce6" office:value-type="string">
            <text:p>Lone</text:p>
          </table:table-cell>
        </table:table-row>
        <table:table-row table:style-name="ro19">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3">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6" office:value-type="string">
            <text:p>Lone</text:p>
          </table:table-cell>
        </table:table-row>
        <table:table-row table:style-name="ro18">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able:table-cell>
          <table:table-cell table:style-name="ce6" office:value-type="string">
            <text:p>Lone</text:p>
          </table:table-cell>
        </table:table-row>
        <table:table-row table:style-name="ro21">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3">Lone</text:span> Aviator," "America's Savior."</text:p>
          </table:table-cell>
          <table:table-cell table:style-name="ce6" office:value-type="string">
            <text:p>Lone</text:p>
          </table:table-cell>
        </table:table-row>
        <table:table-row table:style-name="ro13">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3">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6" office:value-type="string">
            <text:p>Lone</text:p>
          </table:table-cell>
        </table:table-row>
        <table:table-row table:style-name="ro9" table:number-rows-repeated="38">
          <table:table-cell table:style-name="ce4" table:number-columns-repeated="6"/>
        </table:table-row>
        <table:table-row table:style-name="ro9" table:number-rows-repeated="1048521">
          <table:table-cell table:number-columns-repeated="6"/>
        </table:table-row>
        <table:table-row table:style-name="ro9">
          <table:table-cell table:number-columns-repeated="6"/>
        </table:table-row>
      </table:table>
      <table:table table:name="eagle" table:style-name="ta1">
        <table:table-column table:style-name="co8" table:default-cell-style-name="Default"/>
        <table:table-row table:style-name="ro2">
          <table:table-cell/>
        </table:table-row>
      </table:table>
      <table:table table:name="arms" table:style-name="ta1">
        <table:table-column table:style-name="co8" table:default-cell-style-name="Default"/>
        <table:table-row table:style-name="ro1">
          <table:table-cell office:value-type="string">
            <text:p>rluu: See spreadsheet called “BodyParts.ods.”</text:p>
          </table:table-cell>
        </table:table-row>
      </table:table>
      <table:table table:name="wisdom" table:style-name="ta1">
        <table:table-column table:style-name="co8" table:default-cell-style-name="Default"/>
        <table:table-row table:style-name="ro2">
          <table:table-cell/>
        </table:table-row>
      </table:table>
      <table:table table:name="encouragement" table:style-name="ta1" table:print="false">
        <table:table-column table:style-name="co8" table:default-cell-style-name="Default"/>
        <table:table-row table:style-name="ro2">
          <table:table-cell/>
        </table:table-row>
      </table:table>
      <table:table table:name="strength" table:style-name="ta1">
        <table:table-column table:style-name="co8" table:default-cell-style-name="Default"/>
        <table:table-row table:style-name="ro1">
          <table:table-cell office:value-type="string">
            <text:p>rluu: <text:s/>Should I look for “weakness” also?</text:p>
          </table:table-cell>
        </table:table-row>
      </table:table>
      <table:table table:name="trust" table:style-name="ta1">
        <table:table-column table:style-name="co8" table:default-cell-style-name="Default"/>
        <table:table-row table:style-name="ro2">
          <table:table-cell/>
        </table:table-row>
      </table:table>
      <table:table table:name="charity" table:style-name="ta1">
        <table:table-column table:style-name="co8" table:default-cell-style-name="Default"/>
        <table:table-row table:style-name="ro2">
          <table:table-cell/>
        </table:table-row>
      </table:table>
      <table:table table:name="confidence" table:style-name="ta1">
        <table:table-column table:style-name="co7" table:default-cell-style-name="Default"/>
        <table:table-row table:style-name="ro10">
          <table:table-cell/>
        </table:table-row>
      </table:table>
      <table:table table:name="jealous" table:style-name="ta1">
        <table:table-column table:style-name="co7" table:default-cell-style-name="Default"/>
        <table:table-row table:style-name="ro10">
          <table:table-cell/>
        </table:table-row>
      </table:table>
      <table:table table:name="impress" table:style-name="ta1">
        <table:table-column table:style-name="co7" table:default-cell-style-name="Default"/>
        <table:table-row table:style-name="ro9">
          <table:table-cell office:value-type="string">
            <text:p>Excerpts related to the words “impressed”, “impression”.</text:p>
          </table:table-cell>
        </table:table-row>
      </table:table>
      <table:table table:name="Dream" table:style-name="ta1">
        <table:table-column table:style-name="co8" table:number-columns-repeated="2"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8" table:number-columns-repeated="1018" table:default-cell-style-name="ce4"/>
        <table:table-row table:style-name="ro11">
          <table:table-cell table:style-name="Default" office:value-type="string">
            <text:p>rluu: I didn't include any instances of 'dream' from poems.</text:p>
          </table:table-cell>
          <table:table-cell table:style-name="Default" table:number-columns-repeated="5"/>
          <table:table-cell table:style-name="ce16" table:number-columns-repeated="1018"/>
        </table:table-row>
        <table:table-row table:style-name="ro9">
          <table:table-cell table:style-name="Default" table:number-columns-repeated="6"/>
          <table:table-cell table:style-name="ce16" table:number-columns-repeated="1018"/>
        </table:table-row>
        <table:table-row table:style-name="ro22">
          <table:table-cell table:style-name="ce7" office:value-type="string">
            <text:p>Chapter</text:p>
          </table:table-cell>
          <table:table-cell table:style-name="ce7" office:value-type="string">
            <text:p>Page</text:p>
          </table:table-cell>
          <table:table-cell table:style-name="ce7" office:value-type="string">
            <text:p>Timestamp given</text:p>
          </table:table-cell>
          <table:table-cell table:style-name="ce7" office:value-type="string">
            <text:p>Actual timestamp</text:p>
          </table:table-cell>
          <table:table-cell table:style-name="ce7" office:value-type="string">
            <text:p>Event</text:p>
          </table:table-cell>
          <table:table-cell table:style-name="ce7" office:value-type="string">
            <text:p>Notes/Comments</text:p>
          </table:table-cell>
          <table:table-cell table:number-columns-repeated="1018"/>
        </table:table-row>
        <table:table-row table:style-name="ro12">
          <table:table-cell table:style-name="ce8" office:value-type="string">
            <text:p>1</text:p>
          </table:table-cell>
          <table:table-cell table:style-name="ce9" office:value-type="float" office:value="1">
            <text:p>1</text:p>
          </table:table-cell>
          <table:table-cell table:style-name="ce10" office:value-type="string">
            <text:p><text:span text:style-name="T4"><text:s/></text:span><text:span text:style-name="T4">Sunday morning, June</text:span></text:p>
            <text:p><text:span text:style-name="T4">10</text:span><text:span text:style-name="T5">th</text:span></text:p>
          </table:table-cell>
          <table:table-cell table:style-name="ce10"/>
          <table:table-cell table:style-name="ce12" office:value-type="string">
            <text:p>She was happy this Sunday morning when she looked at her bouncing baby boy, dreamed of his future, and thought of what his name should be.</text:p>
          </table:table-cell>
          <table:table-cell table:style-name="ce8"/>
          <table:table-cell table:number-columns-repeated="1018"/>
        </table:table-row>
        <table:table-row table:style-name="ro18">
          <table:table-cell office:value-type="string">
            <text:p>2</text:p>
          </table:table-cell>
          <table:table-cell office:value-type="string">
            <text:p>9</text:p>
          </table:table-cell>
          <table:table-cell office:value-type="string">
            <text:p>A few nights before June 9, 1906.</text:p>
          </table:table-cell>
          <table:table-cell/>
          <table:table-cell table:style-name="ce13" office:value-type="string">
            <text:p><text:span text:style-name="T4"><text:s/></text:span><text:span text:style-name="T4">A few nights before you were born I had a </text:span><text:span text:style-name="T8">very</text:span><text:span text:style-name="T4"> </text:span><text:span text:style-name="T8">strange dream</text:span><text:span text:style-name="T4">. I thought I saw San </text:span><text:span text:style-name="T4">Francisco and Los Angeles destroyed in two days by some war machine, and that </text:span><text:span text:style-name="T4">one of my sons came near losing his life there, but was saved and afterwards he </text:span><text:span text:style-name="T4">saved his country and made peace with the world. I suppose I </text:span><text:span text:style-name="T8">dreamed about San </text:span><text:span text:style-name="T8">Francisco</text:span><text:span text:style-name="T4"> because Herbert lost his life there but, somehow,</text:span></text:p>
            <text:p><text:span text:style-name="T4">I feel that it was </text:span><text:span text:style-name="T8">more than a dream</text:span><text:span text:style-name="T4">, and that you are born to be a peacemaker.”</text:span></text:p>
            <text:p><text:span text:style-name="T4">Bobbie was </text:span><text:span text:style-name="T8">greatly impressed with his mother’s dream</text:span><text:span text:style-name="T4"> and her hopes and </text:span><text:span text:style-name="T4">ambitions for him</text:span></text:p>
          </table:table-cell>
          <table:table-cell table:number-columns-repeated="1019"/>
        </table:table-row>
        <table:table-row table:style-name="ro23">
          <table:table-cell office:value-type="string">
            <text:p>2</text:p>
          </table:table-cell>
          <table:table-cell office:value-type="string">
            <text:p>11</text:p>
          </table:table-cell>
          <table:table-cell office:value-type="string">
            <text:p>No date given.</text:p>
          </table:table-cell>
          <table:table-cell/>
          <table:table-cell table:style-name="ce13" office:value-type="string">
            <text:p><text:s/>His mother was very proud of him and said “Bobbie, one day your <text:span text:style-name="T3">dream</text:span> of becoming a great inventor will he realized. You have not been wasting your time tinkering around with your father’s tools trying to make things.” His brother, Ralph, continued to call him “<text:span text:style-name="T3">Fool Bobbie</text:span>” and “<text:span text:style-name="T3">Mother’s dream</text:span>”;</text:p>
          </table:table-cell>
          <table:table-cell table:number-columns-repeated="1019"/>
        </table:table-row>
        <table:table-row table:style-name="ro24">
          <table:table-cell office:value-type="string">
            <text:p>2</text:p>
          </table:table-cell>
          <table:table-cell office:value-type="string">
            <text:p>11-12</text:p>
          </table:table-cell>
          <table:table-cell office:value-type="string">
            <text:p>No date given.</text:p>
          </table:table-cell>
          <table:table-cell/>
          <table:table-cell table:style-name="ce13" office:value-type="string">
            <text:p><text:span text:style-name="T4"><text:s/></text:span><text:span text:style-name="T4">The success with the water bicycle had kindled his ambition and created a desire to </text:span><text:span text:style-name="T4">complete other inventions that he had in mind. He told his mother of a </text:span><text:span text:style-name="T8">dream</text:span><text:span text:style-name="T4"> he had </text:span><text:span text:style-name="T4">of a white-winged bird that flew across the ocean thru the air; that he was riding the </text:span><text:span text:style-name="T4">bird</text:span><text:span text:style-name="T6"> and that he received a great triumph and reception when </text:span><text:span text:style-name="T4">he visited the foreign </text:span><text:span text:style-name="T4">countries, and how his own people received him in great glory when he returned. His </text:span><text:span text:style-name="T4">father called these stories “</text:span><text:span text:style-name="T8">pipe dreams</text:span><text:span text:style-name="T4">,” but his mother took great interest in them </text:span><text:span text:style-name="T4">and always encouraged him.</text:span></text:p>
          </table:table-cell>
          <table:table-cell table:number-columns-repeated="1019"/>
        </table:table-row>
        <table:table-row table:style-name="ro18">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11" office:value-type="string">
            <text:p>RG began to <text:span text:style-name="T3">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25">
          <table:table-cell office:value-type="string">
            <text:p>3</text:p>
          </table:table-cell>
          <table:table-cell office:value-type="string">
            <text:p>23</text:p>
          </table:table-cell>
          <table:table-cell office:value-type="string">
            <text:p>Sunday in late June, 1921.</text:p>
          </table:table-cell>
          <table:table-cell/>
          <table:table-cell table:style-name="ce11" office:value-type="string">
            <text:p>His mother said, “Bobbie, I have always had great faith in you, and I know that one day my <text:span text:style-name="T3">dream</text:span> will come true, and you will do something that will make me very proud of you.”</text:p>
          </table:table-cell>
          <table:table-cell table:number-columns-repeated="1019"/>
        </table:table-row>
        <table:table-row table:style-name="ro25">
          <table:table-cell office:value-type="string">
            <text:p>6</text:p>
          </table:table-cell>
          <table:table-cell office:value-type="string">
            <text:p>71</text:p>
          </table:table-cell>
          <table:table-cell office:value-type="string">
            <text:p>Night of January 24, 1927.</text:p>
          </table:table-cell>
          <table:table-cell/>
          <table:table-cell table:style-name="ce13" office:value-type="string">
            <text:p>If I can make money, I can complete my invention and discoveries, go to New York where I will have all the advantages, and we can soon be married and <text:span text:style-name="T3">realize our </text:span><text:span text:style-name="T3">dream</text:span>.</text:p>
          </table:table-cell>
          <table:table-cell table:number-columns-repeated="1019"/>
        </table:table-row>
        <table:table-row table:style-name="ro26">
          <table:table-cell office:value-type="string">
            <text:p>7</text:p>
          </table:table-cell>
          <table:table-cell office:value-type="string">
            <text:p>83</text:p>
          </table:table-cell>
          <table:table-cell office:value-type="string">
            <text:p>No date given.</text:p>
          </table:table-cell>
          <table:table-cell/>
          <table:table-cell table:style-name="ce13" office:value-type="string">
            <text:p><text:span text:style-name="T4"><text:s/></text:span><text:span text:style-name="T4">The question arises: -- If we can know the future, is it of value to us? It has been </text:span><text:span text:style-name="T4">well said: "Forewarned is forearmed," but I prefer to look to the Bible for authority </text:span><text:span text:style-name="T4">and proof. When Pharaoh had his wonderful </text:span><text:span text:style-name="T8">dream</text:span><text:span text:style-name="T4">, he went to Joseph to have it </text:span><text:span text:style-name="T4">interpreted. Joseph said:</text:span></text:p>
            <text:p><text:span text:style-name="T4">"And the seven thin and ill favored kine that came up after them are seven years; </text:span><text:span text:style-name="T4">and the seven empty years, blasted with the east wind, shall be seven years of </text:span><text:span text:style-name="T4">famine."</text:span></text:p>
          </table:table-cell>
          <table:table-cell table:number-columns-repeated="1019"/>
        </table:table-row>
        <table:table-row table:style-name="ro23">
          <table:table-cell office:value-type="string">
            <text:p>9</text:p>
          </table:table-cell>
          <table:table-cell office:value-type="string">
            <text:p>96</text:p>
          </table:table-cell>
          <table:table-cell table:style-name="ce11" office:value-type="string">
            <text:p><text:s/>April 30th, 1927</text:p>
          </table:table-cell>
          <table:table-cell/>
          <table:table-cell table:style-name="ce11" office:value-type="string">
            <text:p>Robert now began to see possibilities of his <text:span text:style-name="T3">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6">
          <table:table-cell office:value-type="string">
            <text:p>9</text:p>
          </table:table-cell>
          <table:table-cell office:value-type="string">
            <text:p>97</text:p>
          </table:table-cell>
          <table:table-cell office:value-type="string">
            <text:p>May 1, 1927</text:p>
          </table:table-cell>
          <table:table-cell/>
          <table:table-cell table:style-name="ce11" office:value-type="string">
            <text:p><text:span text:style-name="T4">Marie: I am going to tell you a </text:span><text:span text:style-name="T8">dream </text:span><text:span text:style-name="T4">that I had a few nights ago. I saw you a great </text:span><text:span text:style-name="T4">success. Fortune was smiling on you. The world was at your feet, but I seemed to </text:span><text:span text:style-name="T4">see a great tragedy follow this. It seemed I left you in a mysterious way and </text:span><text:span text:style-name="T6"><text:s/>then </text:span><text:span text:style-name="T6">came back to you just as mysteriously. Now, don't think </text:span><text:span text:style-name="T4">that I do not want to go with </text:span><text:span text:style-name="T4">you, Robert, and don't think that I believe in </text:span><text:span text:style-name="T8">dreams</text:span><text:span text:style-name="T4">, but somehow it has </text:span><text:span text:style-name="T8">made a </text:span><text:span text:style-name="T8">great impression</text:span><text:span text:style-name="T4"> on me.</text:span></text:p>
          </table:table-cell>
          <table:table-cell table:number-columns-repeated="1019"/>
        </table:table-row>
        <table:table-row table:style-name="ro26">
          <table:table-cell office:value-type="string">
            <text:p>9</text:p>
          </table:table-cell>
          <table:table-cell office:value-type="string">
            <text:p>99</text:p>
          </table:table-cell>
          <table:table-cell table:style-name="ce11" office:value-type="string">
            <text:p><text:s/>Sunday, May 1, 1927</text:p>
          </table:table-cell>
          <table:table-cell/>
          <table:table-cell table:style-name="ce13"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3">she </text:span><text:span text:style-name="T3">again referred to the dream that she had had years before, about a great war </text:span><text:span text:style-name="T3">which would come and in which she thought that Robert lost his life in San </text:span><text:span text:style-name="T3">Francisco.</text:span></text:p>
          </table:table-cell>
          <table:table-cell table:number-columns-repeated="1019"/>
        </table:table-row>
        <table:table-row table:style-name="ro25">
          <table:table-cell office:value-type="string">
            <text:p>10</text:p>
          </table:table-cell>
          <table:table-cell office:value-type="string">
            <text:p>108</text:p>
          </table:table-cell>
          <table:table-cell office:value-type="string">
            <text:p>Afternoon of May 28, 1927</text:p>
          </table:table-cell>
          <table:table-cell/>
          <table:table-cell table:style-name="ce11" office:value-type="string">
            <text:p><text:s/>On the afternoon of May 28th, Robert boarded a train for Sherman, Texas, with the lightest heart that he had ever experienced in his life. Now that his <text:span text:style-name="T3">dream was really </text:span><text:span text:style-name="T3">going to be realized</text:span>, he was never so happy.</text:p>
          </table:table-cell>
          <table:table-cell table:number-columns-repeated="1019"/>
        </table:table-row>
        <table:table-row table:style-name="ro18">
          <table:table-cell office:value-type="string">
            <text:p>10</text:p>
          </table:table-cell>
          <table:table-cell office:value-type="string">
            <text:p>108</text:p>
          </table:table-cell>
          <table:table-cell office:value-type="string">
            <text:p>Saturday afternoon, <text:span text:style-name="T6"><text:s/>May 28</text:span><text:span text:style-name="T7">th</text:span><text:span text:style-name="T6">, 1927</text:span></text:p>
          </table:table-cell>
          <table:table-cell/>
          <table:table-cell table:style-name="ce11" office:value-type="string">
            <text:p><text:s/>As the train rolled across the plains of Texas and Robert watched the sun setting across the prairies on that Saturday afternoon, <text:span text:style-name="T3">he dreamed of the day when he, </text:span><text:span text:style-name="T3">like Lindbergh, would cross the country in his great airplane</text:span>. He could think of nothing else but Lindbergh's great flight and what it meant to the world. He realized that <text:span text:style-name="T3">Ezekiel's prophecy of that war which was to come and be fought in the air, </text:span><text:span text:style-name="T3">was coming true, and the great plane described by Ezekiel, the eagle with </text:span><text:span text:style-name="T3">wheel within a wheel, would one day become a reality. He could now see the </text:span><text:span text:style-name="T3">possibilities of his dream being fulfilled </text:span>and he was sure of success.</text:p>
          </table:table-cell>
          <table:table-cell table:number-columns-repeated="1019"/>
        </table:table-row>
        <table:table-row table:style-name="ro27">
          <table:table-cell office:value-type="string">
            <text:p>10</text:p>
          </table:table-cell>
          <table:table-cell office:value-type="string">
            <text:p>110</text:p>
          </table:table-cell>
          <table:table-cell office:value-type="string">
            <text:p>Afternoon of Saturday, May 28, 1927</text:p>
          </table:table-cell>
          <table:table-cell/>
          <table:table-cell table:style-name="ce13" office:value-type="string">
            <text:p><text:span text:style-name="T4"><text:s/></text:span><text:span text:style-name="T4">He had </text:span><text:span text:style-name="T8">dreamed</text:span><text:span text:style-name="T4"> of the time when he would come home at night from his work or </text:span><text:span text:style-name="T4">study, to find her there and see her beautiful eyes, the lights that would guide him on </text:span><text:span text:style-name="T4">to success. She could either make him the most miserable man in the world or the </text:span><text:span text:style-name="T4">happiest. His entire future and fate were in her</text:span></text:p>
            <text:p><text:span text:style-name="T4">hands and she could do with him as she willed.</text:span></text:p>
          </table:table-cell>
          <table:table-cell table:number-columns-repeated="1019"/>
        </table:table-row>
        <table:table-row table:style-name="ro23">
          <table:table-cell office:value-type="string">
            <text:p>11</text:p>
          </table:table-cell>
          <table:table-cell office:value-type="string">
            <text:p>122</text:p>
          </table:table-cell>
          <table:table-cell office:value-type="string">
            <text:p>June 5, 1927 [Sunday]</text:p>
          </table:table-cell>
          <table:table-cell/>
          <table:table-cell table:style-name="ce13" office:value-type="string">
            <text:p><text:s/>Robert realized that he must have time to collect his thoughts, if he ever could think again. <text:span text:style-name="T3">His thoughts turned back to the dream Marie had told him </text:span><text:span text:style-name="T9">she had,</text:span> where some terrible tragedy had overtaken him and she had gone out of his life in a mysterious way and came back into it in the same way.</text:p>
          </table:table-cell>
          <table:table-cell table:number-columns-repeated="1019"/>
        </table:table-row>
        <table:table-row table:style-name="ro27">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3"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3">hope until he realized his dream </text:span><text:span text:style-name="T3">and again found Marie.</text:span></text:p>
          </table:table-cell>
          <table:table-cell table:number-columns-repeated="1019"/>
        </table:table-row>
        <table:table-row table:style-name="ro18">
          <table:table-cell office:value-type="string">
            <text:p>12</text:p>
          </table:table-cell>
          <table:table-cell office:value-type="string">
            <text:p>133</text:p>
          </table:table-cell>
          <table:table-cell office:value-type="string">
            <text:p>After 6:00pm, June 5, 1927 [Sunday].</text:p>
          </table:table-cell>
          <table:table-cell/>
          <table:table-cell table:style-name="ce14" office:value-type="string">
            <text:p><text:span text:style-name="T4">The next time Robert noticed the time of day, it was after 6 P.M. and he realized that </text:span><text:span text:style-name="T4">he had had no breakfast, lunch or dinner, but his heart was heavy and he felt that he </text:span><text:span text:style-name="T4">could not eat anything. The shock had been so great and had come so suddenly that </text:span><text:span text:style-name="T4">Robert found it hard to adjust himself to it or to realize what it all meant or what it </text:span><text:span text:style-name="T4">might mean in case Marie should pass out of his life forever. It would mean every </text:span><text:span text:style-name="T4">hope blasted, every</text:span><text:span text:style-name="T8"> sweet dream</text:span><text:span text:style-name="T4"> gone and would leave him with an uncertainty of </text:span><text:span text:style-name="T4">life, like a ship without a rudder. He decided to pass the time by reading and seeking </text:span><text:span text:style-name="T4">consolation in the Bible.</text:span></text:p>
          </table:table-cell>
          <table:table-cell table:number-columns-repeated="1019"/>
        </table:table-row>
        <table:table-row table:style-name="ro27">
          <table:table-cell office:value-type="string">
            <text:p>12</text:p>
          </table:table-cell>
          <table:table-cell office:value-type="string">
            <text:p>141</text:p>
          </table:table-cell>
          <table:table-cell office:value-type="string">
            <text:p>Monday, June 6, 1927. <text:s/>Before 8:00 pm</text:p>
          </table:table-cell>
          <table:table-cell/>
          <table:table-cell table:style-name="ce13" office:value-type="string">
            <text:p><text:s/>Read about the preparations for Captain Lindbergh’s return to Washington and New York and the plans for his reception. Of course,<text:span text:style-name="T3"> Robert had looked forward to </text:span><text:span text:style-name="T3">being there at that time and have Marie with him as his wife. He had been </text:span><text:span text:style-name="T3">looking forward to the day when his own dream would be realized and he </text:span><text:span text:style-name="T3">would build one of the greatest airships of the age.</text:span></text:p>
          </table:table-cell>
          <table:table-cell table:number-columns-repeated="1019"/>
        </table:table-row>
        <table:table-row table:style-name="ro23">
          <table:table-cell office:value-type="string">
            <text:p>12</text:p>
          </table:table-cell>
          <table:table-cell office:value-type="string">
            <text:p>145</text:p>
          </table:table-cell>
          <table:table-cell office:value-type="string">
            <text:p>Monday, June 6, 1927.</text:p>
          </table:table-cell>
          <table:table-cell/>
          <table:table-cell table:style-name="ce13" office:value-type="string">
            <text:p>This poem seemed to fit his case and he read it over carefully. He resolved that regardless of discouragement or disappointment, blasted hopes, lost ideals or<text:span text:style-name="T3"> </text:span><text:span text:style-name="T3">shattered dreams</text:span>, he would still have the courage to exert himself for “Tomorrow’s Chance.”</text:p>
          </table:table-cell>
          <table:table-cell table:number-columns-repeated="1019"/>
        </table:table-row>
        <table:table-row table:style-name="ro27">
          <table:table-cell office:value-type="string">
            <text:p>12</text:p>
          </table:table-cell>
          <table:table-cell office:value-type="string">
            <text:p>149</text:p>
          </table:table-cell>
          <table:table-cell office:value-type="string">
            <text:p>Monday Evening, June 6, 1927</text:p>
          </table:table-cell>
          <table:table-cell/>
          <table:table-cell table:style-name="ce13" office:value-type="string">
            <text:p><text:s/>Robert wished that he might be able that night to lie down to<text:span text:style-name="T3">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28">
          <table:table-cell office:value-type="string">
            <text:p>13</text:p>
          </table:table-cell>
          <table:table-cell office:value-type="string">
            <text:p>160</text:p>
          </table:table-cell>
          <table:table-cell office:value-type="string">
            <text:p>Night of June 8, 1927</text:p>
          </table:table-cell>
          <table:table-cell/>
          <table:table-cell table:style-name="ce14" office:value-type="string">
            <text:p><text:span text:style-name="T4">Robert prayed his usual night prayer for the protection of Marie and went to sleep, to </text:span><text:span text:style-name="T8">dream of his [21</text:span><text:span text:style-name="T10">st</text:span><text:span text:style-name="T8">] birthday</text:span><text:span text:style-name="T4">.</text:span></text:p>
          </table:table-cell>
          <table:table-cell table:number-columns-repeated="1019"/>
        </table:table-row>
        <table:table-row table:style-name="ro23">
          <table:table-cell office:value-type="string">
            <text:p>14</text:p>
          </table:table-cell>
          <table:table-cell office:value-type="string">
            <text:p>180</text:p>
          </table:table-cell>
          <table:table-cell office:value-type="string">
            <text:p>June 10, 1927</text:p>
          </table:table-cell>
          <table:table-cell/>
          <table:table-cell table:style-name="ce13" office:value-type="string">
            <text:p>He wanted to see Captain Lindbergh and his plane, “The Spirit of St. Louis,” for Robert was <text:span text:style-name="T3">dreaming</text:span> of the day when he would complete his own great plane according to Ezekiel’s plan. Robert went to his room and spent the <text:span text:style-name="T3">balance of the </text:span><text:span text:style-name="T3">day</text:span> reading the Bible and working out future cycles on wars.</text:p>
          </table:table-cell>
          <table:table-cell table:number-columns-repeated="1019"/>
        </table:table-row>
        <table:table-row table:style-name="ro1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6"> Robert that he was a “doer” </text:span><text:span text:style-name="T4">and </text:span><text:span text:style-name="T8">not a dreamer</text:span><text:span text:style-name="T4">; that he had </text:span><text:span text:style-name="T4">demonstrated the greatest ability of any young man he had ever known.</text:span></text:p>
          </table:table-cell>
          <table:table-cell table:number-columns-repeated="1019"/>
        </table:table-row>
        <table:table-row table:style-name="ro27">
          <table:table-cell office:value-type="string">
            <text:p>14</text:p>
          </table:table-cell>
          <table:table-cell office:value-type="string">
            <text:p>182</text:p>
          </table:table-cell>
          <table:table-cell office:value-type="string">
            <text:p>June 11, 1927</text:p>
          </table:table-cell>
          <table:table-cell/>
          <table:table-cell table:style-name="ce15" office:value-type="string">
            <text:p>“I am sure you are to make your <text:span text:style-name="T3">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14">
          <table:table-cell office:value-type="string">
            <text:p>19</text:p>
          </table:table-cell>
          <table:table-cell office:value-type="string">
            <text:p>228</text:p>
          </table:table-cell>
          <table:table-cell office:value-type="string">
            <text:p>June 9, 1928 (RG 22<text:span text:style-name="T2">nd</text:span> birthday), at Governor's Island, in New York</text:p>
          </table:table-cell>
          <table:table-cell/>
          <table:table-cell table:style-name="ce13" office:value-type="string">
            <text:p><text:span text:style-name="T4">When the reception was over and Robert had a few moments alone with his dear old </text:span><text:span text:style-name="T4">mother, she said, "My son, do you remember the</text:span><text:span text:style-name="T8"> dream</text:span><text:span text:style-name="T4"> you had when you were a </text:span><text:span text:style-name="T4">little boy, which you told me about? That </text:span><text:span text:style-name="T8">you were riding a large bird with white </text:span><text:span text:style-name="T8">wings across the ocean and how the foreign countries received you with great </text:span><text:span text:style-name="T8">honor. My </text:span><text:span text:style-name="T11"><text:s/>boy, when you landed today I thought about that dream </text:span><text:span text:style-name="T8">and how it </text:span><text:span text:style-name="T8">had been fulfilled. </text:span><text:span text:style-name="T4">I hope that all of your other dreams and ambitions will be </text:span><text:span text:style-name="T4">realized and that you will be rewarded with Marie's love, because you have been </text:span><text:span text:style-name="T4">faithful and loyal to her." Robert said, "Mother, I do remember the dream quite well, </text:span><text:span text:style-name="T4">and </text:span><text:span text:style-name="T8">when I was in Japan and they gave me such great receptions and honored </text:span><text:span text:style-name="T8">me, I thought of the dream and I thought of you</text:span><text:span text:style-name="T4"> and how you had taught me how </text:span><text:span text:style-name="T4">to read the Bible and I thought of Marie and how I loved her and felt that I would </text:span><text:span text:style-name="T4">gladly give all of the honors just to be with you and Marie alone because your love</text:span></text:p>
            <text:p><text:span text:style-name="T4">and Marie's love mean more to me than everything else that the world can give."</text:span></text:p>
          </table:table-cell>
          <table:table-cell table:number-columns-repeated="1019"/>
        </table:table-row>
        <table:table-row table:style-name="ro14">
          <table:table-cell office:value-type="string">
            <text:p>20</text:p>
          </table:table-cell>
          <table:table-cell office:value-type="string">
            <text:p>240</text:p>
          </table:table-cell>
          <table:table-cell office:value-type="string">
            <text:p>Middle to late January 1929.</text:p>
          </table:table-cell>
          <table:table-cell/>
          <table:table-cell table:style-name="ce14" office:value-type="string">
            <text:p><text:span text:style-name="T4"><text:s/></text:span><text:span text:style-name="T4">He called Walter and Edna into the office, told them that he had had a very peculiar </text:span><text:span text:style-name="T8">dream</text:span><text:span text:style-name="T4"> the night before, that he had </text:span><text:span text:style-name="T8">dreamed</text:span><text:span text:style-name="T4"> that he had gone to Paris and </text:span><text:span text:style-name="T4">suddenly met Marie. He was so strongly impressed with the </text:span><text:span text:style-name="T8">dream</text:span><text:span text:style-name="T4"> that he decided </text:span><text:span text:style-name="T4">to leave at once. Told Walter to give the mechanics instructions to put his old ship </text:span><text:span text:style-name="T4">"The St. Marie" in shape to sail at once. <text:s/></text:span><text:span text:style-name="T6"><text:s/>It was a matter of only a couple of days </text:span><text:span text:style-name="T6">until they </text:span><text:span text:style-name="T4">reported that "The St. Marie" was in perfect shape and could stand a trip </text:span><text:span text:style-name="T4">around the world. There was to be a great convention of all the nations on aviation in </text:span><text:span text:style-name="T4">Paris</text:span></text:p>
            <text:p><text:span text:style-name="T4">and Robert decided that he wanted to be there for it, but the main incentive for the </text:span><text:span text:style-name="T4">trip was his </text:span><text:span text:style-name="T8">dream</text:span><text:span text:style-name="T4">. Robert had no trouble in securing letters of introduction to </text:span><text:span text:style-name="T4">prominent people in London and Paris. When he said good-bye to Walter and Edna, </text:span><text:span text:style-name="T4">they wished him Godspeed, told him that they hoped his dream would become a </text:span><text:span text:style-name="T4">reality and that he would find Marie, but they knew that he was not the same Robert </text:span><text:span text:style-name="T4">of old. He acted as tho his spirit was broken.</text:span></text:p>
          </table:table-cell>
          <table:table-cell table:number-columns-repeated="1019"/>
        </table:table-row>
        <table:table-row table:style-name="ro24">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4" office:value-type="string">
            <text:p><text:span text:style-name="T4"><text:s/></text:span><text:span text:style-name="T4">The Doctor, after examining him, told his friends he thought that he was suffering </text:span><text:span text:style-name="T4">from mental delusions -- that he had probably had this woman on his mind so long </text:span><text:span text:style-name="T4">and after </text:span><text:span text:style-name="T8">dreaming</text:span><text:span text:style-name="T4"> he had met her on a street in Paris, had hoped so strongly that </text:span><text:span text:style-name="T4">he would meet her, he had brought himself to believe that she was there and had </text:span><text:span text:style-name="T4">really thought that he had seen her, both on the street and in the ballroom, but it was </text:span><text:span text:style-name="T4">probably an </text:span><text:span text:style-name="T8">optical delusion</text:span><text:span text:style-name="T4"> and after he got better he would realize</text:span></text:p>
            <text:p><text:span text:style-name="T4">that he hadn't seen Marie.</text:span></text:p>
          </table:table-cell>
          <table:table-cell table:number-columns-repeated="1019"/>
        </table:table-row>
        <table:table-row table:style-name="ro12">
          <table:table-cell office:value-type="string">
            <text:p>22</text:p>
          </table:table-cell>
          <table:table-cell office:value-type="string">
            <text:p>257</text:p>
          </table:table-cell>
          <table:table-cell office:value-type="string">
            <text:p>Sunday [no date given].</text:p>
          </table:table-cell>
          <table:table-cell/>
          <table:table-cell table:style-name="ce13" office:value-type="string">
            <text:p>After thoughts of Marie's beauty had flitted thru Robert's brain and his <text:span text:style-name="T3">dream</text:span> and hope for Marie had revived, he was feeling hopeful and enthusiastic.</text:p>
          </table:table-cell>
          <table:table-cell table:number-columns-repeated="1019"/>
        </table:table-row>
        <table:table-row table:style-name="ro25">
          <table:table-cell office:value-type="string">
            <text:p>23</text:p>
          </table:table-cell>
          <table:table-cell office:value-type="string">
            <text:p>268</text:p>
          </table:table-cell>
          <table:table-cell office:value-type="string">
            <text:p>About a month after March 27, 1929</text:p>
          </table:table-cell>
          <table:table-cell/>
          <table:table-cell table:style-name="ce13" office:value-type="string">
            <text:p>He <text:span text:style-name="T3">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24">
          <table:table-cell office:value-type="string">
            <text:p>24</text:p>
          </table:table-cell>
          <table:table-cell office:value-type="string">
            <text:p>272</text:p>
          </table:table-cell>
          <table:table-cell office:value-type="string">
            <text:p>June 9, 1929 [RG 23<text:span text:style-name="T2">rd</text:span> birthday].</text:p>
          </table:table-cell>
          <table:table-cell/>
          <table:table-cell table:style-name="ce14"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3">greatest dreams </text:span><text:span text:style-name="T3">realized</text:span>. God has been good to us. <text:span text:style-name="T3">Our great discoveries are now completed.</text:span></text:p>
          </table:table-cell>
          <table:table-cell table:number-columns-repeated="1019"/>
        </table:table-row>
        <table:table-row table:style-name="ro29">
          <table:table-cell office:value-type="string">
            <text:p>26</text:p>
          </table:table-cell>
          <table:table-cell office:value-type="string">
            <text:p>292-293</text:p>
          </table:table-cell>
          <table:table-cell office:value-type="string">
            <text:p>September 1930</text:p>
          </table:table-cell>
          <table:table-cell/>
          <table:table-cell table:style-name="ce14" office:value-type="string">
            <text:p><text:span text:style-name="T4"><text:s/></text:span><text:span text:style-name="T4">As soon as they had landed with him, </text:span><text:span text:style-name="T12">his </text:span><text:span text:style-name="T8">mind went back to the days of his </text:span><text:span text:style-name="T8">youth</text:span><text:span text:style-name="T12">, when he had built his</text:span><text:span text:style-name="T11"> first bicycle to ride on the water</text:span><text:span text:style-name="T13">, and when he had </text:span><text:span text:style-name="T13">read </text:span><text:span text:style-name="T12">the Bible and talked about the wars to come and made his </text:span><text:span text:style-name="T8">plans for the great </text:span><text:span text:style-name="T8">airship</text:span><text:span text:style-name="T12">. He recalled the </text:span><text:span text:style-name="T8">dream his mother </text:span><text:span text:style-name="T12">had which greatly disturbed her. She </text:span><text:span text:style-name="T12">told him she dreamed that she saw </text:span><text:span text:style-name="T8">San Francisco destroyed by some terrible </text:span><text:span text:style-name="T8">machin</text:span><text:span text:style-name="T12">e and that </text:span><text:span text:style-name="T8">one of her sons had nearly lost his life there. </text:span><text:span text:style-name="T12">He thought of </text:span><text:span text:style-name="T12">how his mother had told him about his </text:span><text:span text:style-name="T8">oldest brother losing his life in the San </text:span><text:span text:style-name="T8">Francisco earthquake</text:span><text:span text:style-name="T12"> and he wondered if now he was to lose his life there, </text:span><text:span text:style-name="T4">because he felt that the Japs were very treacherous and would probably not keep </text:span><text:span text:style-name="T4">him a prisoner but would take his life. He prayed for his dear old mother and prayed </text:span><text:span text:style-name="T4">for Marie that she might be safe and her life be spared, no matter what his fate might </text:span><text:span text:style-name="T4">be.</text:span></text:p>
          </table:table-cell>
          <table:table-cell table:number-columns-repeated="1019"/>
        </table:table-row>
        <table:table-row table:style-name="ro13">
          <table:table-cell office:value-type="string">
            <text:p>28</text:p>
          </table:table-cell>
          <table:table-cell office:value-type="string">
            <text:p>321</text:p>
          </table:table-cell>
          <table:table-cell office:value-type="string">
            <text:p>October 3, 1931</text:p>
          </table:table-cell>
          <table:table-cell/>
          <table:table-cell table:style-name="ce14" office:value-type="string">
            <text:p><text:span text:style-name="T4">Colonel Gordon and Colonel Kennelworth had done wonderful work and fortunately </text:span><text:span text:style-name="T4">their lives had been preserved for future use to their country. As Colonel Gordon </text:span><text:span text:style-name="T4">made his way to headquarters to report to General Pearson, he thought of what he </text:span><text:span text:style-name="T4">had read in the Acts 2: 17: “And it shall come to pass in the last days, saith God, I </text:span><text:span text:style-name="T4">will pour out of my Spirit upon all flesh: and your sons and your daughters shall </text:span><text:span text:style-name="T4">prophesy, and your young men shall see visions, and </text:span><text:span text:style-name="T8">your old men shall dream </text:span><text:span text:style-name="T8">dreams</text:span><text:span text:style-name="T4">: and I will shew wonders in heaven above, and signs in the earth beneath; </text:span><text:span text:style-name="T4">blood, and fire,</text:span></text:p>
            <text:p><text:span text:style-name="T4">and vapour of smoke.” </text:span><text:span text:style-name="T8">He thought of how he had dreamed and prophesied</text:span><text:span text:style-name="T4"> and </text:span><text:span text:style-name="T4">how he had believed the Bible knowing that these terrible things would come in the </text:span><text:span text:style-name="T4">latter days.</text:span></text:p>
          </table:table-cell>
          <table:table-cell table:number-columns-repeated="1019"/>
        </table:table-row>
        <table:table-row table:style-name="ro2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3" office:value-type="string">
            <text:p>The President was astounded. He had never <text:span text:style-name="T3">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5">
          <table:table-cell office:value-type="string">
            <text:p>33</text:p>
          </table:table-cell>
          <table:table-cell office:value-type="string">
            <text:p>391</text:p>
          </table:table-cell>
          <table:table-cell office:value-type="string">
            <text:p>July 4, 1932</text:p>
          </table:table-cell>
          <table:table-cell/>
          <table:table-cell table:style-name="ce13" office:value-type="string">
            <text:p><text:s/>He thought of Marie and as he <text:span text:style-name="T3">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28">
          <table:table-cell office:value-type="string">
            <text:p>39</text:p>
          </table:table-cell>
          <table:table-cell office:value-type="string">
            <text:p>401</text:p>
          </table:table-cell>
          <table:table-cell office:value-type="string">
            <text:p>The 6<text:span text:style-name="T2">th</text:span> day of Robert Gordon's 7 days.</text:p>
          </table:table-cell>
          <table:table-cell office:value-type="string">
            <text:p>July 26, 1932</text:p>
          </table:table-cell>
          <table:table-cell table:style-name="ce14" office:value-type="string">
            <text:p>His dear old mother was the happiest woman in the world. She greeted him affectionately; told him that <text:span text:style-name="T3">all her dreams about him had come true</text:span>.</text:p>
          </table:table-cell>
          <table:table-cell table:number-columns-repeated="1019"/>
        </table:table-row>
        <table:table-row table:style-name="ro18">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3" office:value-type="string">
            <text:p>This shows that time does prove all things. It has proven your love for Marie and your faith and confidence in a woman's promise. <text:span text:style-name="T3">Marie was a wise prophet.</text:span> She knew better than we knew when <text:span text:style-name="T3">she said: 'You will get eveything you want.' </text:span><text:span text:style-name="T3">Robert Gordon, that prophecy has been fulfilled. </text:span>You have accomplished your ambition and received everything that the world can give. <text:span text:style-name="T3">All of your dreams but </text:span><text:span text:style-name="T3">one have been realized.</text:span> You have all the honors, all the gratitude that a world can give, yet I know that your heart is aching and after your duty is well done and the peace of the world is established, <text:span text:style-name="T3">you will need Marie and her love more now </text:span><text:span text:style-name="T3">than ever.</text:span></text:p>
          </table:table-cell>
          <table:table-cell table:number-columns-repeated="1019"/>
        </table:table-row>
        <table:table-row table:style-name="ro21">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5" office:value-type="string">
            <text:p>"What Marie Stanton had in her mind the night she wrote that letter and left the train on the way to St. Louis, I do not know, but I do know that<text:span text:style-name="T3"> she has rendered the </text:span><text:span text:style-name="T3">greatest service of any woman to this country. Whether she dreamed or </text:span><text:span text:style-name="T3">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3"> 'I will come to you when I mean the most </text:span><text:span text:style-name="T3">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30" table:number-rows-repeated="1048535">
          <table:table-cell table:number-columns-repeated="1024"/>
        </table:table-row>
        <table:table-row table:style-name="ro30">
          <table:table-cell table:number-columns-repeated="1024"/>
        </table:table-row>
      </table:table>
      <table:table table:name="faith" table:style-name="ta1">
        <table:table-column table:style-name="co8" table:default-cell-style-name="Default"/>
        <table:table-row table:style-name="ro9">
          <table:table-cell office:value-type="string">
            <text:p>See page 211 for faith mentioned many times.</text:p>
          </table:table-cell>
        </table:table-row>
        <table:table-row table:style-name="ro9">
          <table:table-cell office:value-type="string">
            <text:p>Faith also mentioned on pg. 120 and 121.</text:p>
          </table:table-cell>
        </table:table-row>
      </table:table>
      <table:table table:name="divine" table:style-name="ta1" table:print="false">
        <table:table-column table:style-name="co8" table:default-cell-style-name="Default"/>
        <table:table-row table:style-name="ro2">
          <table:table-cell/>
        </table:table-row>
      </table:table>
      <table:table table:name="kneel" table:style-name="ta1" table:print="false">
        <table:table-column table:style-name="co8" table:default-cell-style-name="Default"/>
        <table:table-row table:style-name="ro2">
          <table:table-cell/>
        </table:table-row>
      </table:table>
      <table:table table:name="hope" table:style-name="ta1">
        <table:table-column table:style-name="co8" table:default-cell-style-name="Default"/>
        <table:table-row table:style-name="ro11">
          <table:table-cell office:value-type="string">
            <text:p>rluu: Page 157-158 has information about “hope”. <text:s/>It seems to be connected with RG's 21st birthday. <text:s/>See speadsheet on “birthday” for pages 157-158. <text:s/></text:p>
          </table:table-cell>
        </table:table-row>
        <table:table-row table:style-name="ro9" table:number-rows-repeated="1048574">
          <table:table-cell/>
        </table:table-row>
        <table:table-row table:style-name="ro9">
          <table:table-cell/>
        </table:table-row>
      </table:table>
      <table:table table:name="love" table:style-name="ta1">
        <table:table-column table:style-name="co8" table:default-cell-style-name="Default"/>
        <table:table-row table:style-name="ro2">
          <table:table-cell/>
        </table:table-row>
      </table:table>
      <table:table table:name="woman" table:style-name="ta1">
        <table:table-column table:style-name="co18" table:default-cell-style-name="Default"/>
        <table:table-row table:style-name="ro9">
          <table:table-cell office:value-type="string">
            <text:p>See pages 190 and 191 about “woman”</text:p>
          </table:table-cell>
        </table:table-row>
        <table:table-row table:style-name="ro9">
          <table:table-cell/>
        </table:table-row>
        <table:table-row table:style-name="ro24">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row>
        <table:table-row table:style-name="ro9">
          <table:table-cell/>
        </table:table-row>
        <table:table-row table:style-name="ro11">
          <table:table-cell office:value-type="string">
            <text:p>pg. 415. <text:s/>rluu: The <text:span text:style-name="T3">cause</text:span> is Women. <text:s/>So understand women (the cause), and you can understand the effect.</text:p>
          </table:table-cell>
        </table:table-row>
        <table:table-row table:style-name="ro9">
          <table:table-cell/>
        </table:table-row>
        <table:table-row table:style-name="ro9">
          <table:table-cell office:value-type="string">
            <text:p>“good” is probably a keyword that maps to “righteous” in the bible. <text:s/>(for righteous woman).</text:p>
          </table:table-cell>
        </table:table-row>
        <table:table-row table:style-name="ro9">
          <table:table-cell/>
        </table:table-row>
        <table:table-row table:style-name="ro27">
          <table:table-cell table:style-name="ce17" office:value-type="string">
            <text:p>rluu March 2, 2013: Thinking more about the bible, I think that his mother is the widow woman (Raven), and Marie is the righteous woman (Dove). <text:s/>If this is right, then there is 1 raven and 3 doves.</text:p>
          </table:table-cell>
        </table:table-row>
        <table:table-row table:style-name="ro9" table:number-rows-repeated="1048566">
          <table:table-cell/>
        </table:table-row>
        <table:table-row table:style-name="ro9">
          <table:table-cell/>
        </table:table-row>
      </table:table>
      <table:table table:name="key" table:style-name="ta1">
        <table:table-column table:style-name="co8" table:default-cell-style-name="Default"/>
        <table:table-row table:style-name="ro2">
          <table:table-cell/>
        </table:table-row>
      </table:table>
      <table:table table:name="star" table:style-name="ta1" table:print="false">
        <table:table-column table:style-name="co8" table:default-cell-style-name="Default"/>
        <table:table-row table:style-name="ro2">
          <table:table-cell/>
        </table:table-row>
      </table:table>
      <table:table table:name="cedar" table:style-name="ta1" table:print="false">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row table:style-name="ro2">
          <table:table-cell table:style-name="Default" office:value-type="string">
            <text:p>Excerpts related to the word “cedar”.</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3">lumber</text:span> to build wheels for the bicycle but none of them worked successfully. <text:s/>Finally his mother suggested that he use thin <text:span text:style-name="T3">cedar</text:span> boards because <text:span text:style-name="T3">cedar</text:span> was durable in the water, was light and would float easily. He finally succeeded in building the wheels out of <text:span text:style-name="T3">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3">wooden</text:span> wheels and pumped them up. When they were filled with air, they pushed against the <text:span text:style-name="T3">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3">Lebanon</text:span>, and took the highest branch of the <text:span text:style-name="T3">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32">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3">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1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3">great </text:span><text:span text:style-name="T3">eagle</text:span> with great wings, long-winged, full of feathers, which had divers colours, came unto <text:span text:style-name="T3">Lebanon</text:span>, and took the highest branch of the <text:span text:style-name="T3">cedar</text:span>." This referred to <text:span text:style-name="T3">Uncle </text:span><text:span text:style-name="T3">Sam</text:span>, the great eagle that was winning the war. <text:s/>The <text:span text:style-name="T3">cedar</text:span> referred to the <text:span text:style-name="T3">tall </text:span><text:span text:style-name="T3">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pine" table:style-name="ta1" table:print="false">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row table:style-name="ro2">
          <table:table-cell table:style-name="Default" office:value-type="string">
            <text:p>Excerpts related to the word “pin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3">cedar</text:span> was durable in the water, was light and would float easily. He finally succeeded in building the wheels out of cedar and after heating <text:span text:style-name="T3">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19" table:style-name="ta1">
        <table:table-column table:style-name="co8" table:default-cell-style-name="Default"/>
        <table:table-row table:style-name="ro2">
          <table:table-cell/>
        </table:table-row>
      </table:table>
      <table:table table:name="37" table:style-name="ta1">
        <table:table-column table:style-name="co8" table:default-cell-style-name="Default"/>
        <table:table-row table:style-name="ro2">
          <table:table-cell/>
        </table:table-row>
      </table:table>
      <table:table table:name="40" table:style-name="ta1" table:print="false">
        <table:table-column table:style-name="co8" table:default-cell-style-name="Default"/>
        <table:table-row table:style-name="ro2">
          <table:table-cell/>
        </table:table-row>
      </table:table>
      <table:table table:name="69" table:style-name="ta1">
        <table:table-column table:style-name="co8" table:default-cell-style-name="Default"/>
        <table:table-row table:style-name="ro2">
          <table:table-cell/>
        </table:table-row>
      </table:table>
      <table:table table:name="77" table:style-name="ta1">
        <table:table-column table:style-name="co8" table:default-cell-style-name="Default"/>
        <table:table-row table:style-name="ro2">
          <table:table-cell/>
        </table:table-row>
      </table:table>
      <table:table table:name="110" table:style-name="ta1" table:print="false">
        <table:table-column table:style-name="co8" table:default-cell-style-name="Default"/>
        <table:table-row table:style-name="ro2">
          <table:table-cell/>
        </table:table-row>
      </table:table>
      <table:table table:name="morning_sunrise_am" table:style-name="ta1" table:print="false">
        <table:table-column table:style-name="co8" table:default-cell-style-name="Default"/>
        <table:table-row table:style-name="ro2">
          <table:table-cell/>
        </table:table-row>
      </table:table>
      <table:table table:name="evening_sunset_pm" table:style-name="ta1" table:print="false">
        <table:table-column table:style-name="co8" table:default-cell-style-name="Default"/>
        <table:table-row table:style-name="ro2">
          <table:table-cell/>
        </table:table-row>
      </table:table>
      <table:table table:name="day" table:style-name="ta1" table:print="false">
        <table:table-column table:style-name="co8" table:default-cell-style-name="Default"/>
        <table:table-row table:style-name="ro2">
          <table:table-cell/>
        </table:table-row>
      </table:table>
      <table:table table:name="night" table:style-name="ta1" table:print="false">
        <table:table-column table:style-name="co8" table:default-cell-style-name="Default"/>
        <table:table-row table:style-name="ro2">
          <table:table-cell/>
        </table:table-row>
      </table:table>
      <table:table table:name="window" table:style-name="ta1" table:print="false">
        <table:table-column table:style-name="co8" table:default-cell-style-name="Default"/>
        <table:table-row table:style-name="ro2">
          <table:table-cell/>
        </table:table-row>
      </table:table>
      <table:table table:name="plan" table:style-name="ta1" table:print="false">
        <table:table-column table:style-name="co8" table:default-cell-style-name="Default"/>
        <table:table-row table:style-name="ro2">
          <table:table-cell/>
        </table:table-row>
      </table:table>
      <table:table table:name="birthday" table:style-name="ta1" table:print="false">
        <table:table-column table:style-name="co31" table:default-cell-style-name="ce4"/>
        <table:table-column table:style-name="co8" table:default-cell-style-name="ce4"/>
        <table:table-column table:style-name="co32" table:default-cell-style-name="ce4"/>
        <table:table-column table:style-name="co8" table:default-cell-style-name="ce4"/>
        <table:table-column table:style-name="co33" table:default-cell-style-name="ce4"/>
        <table:table-column table:style-name="co34" table:default-cell-style-name="ce4"/>
        <table:table-row table:style-name="ro2">
          <table:table-cell table:style-name="Default" office:value-type="string">
            <text:p>Excerpts related to the word “birthday”</text:p>
          </table:table-cell>
          <table:table-cell table:style-name="Default" table:number-columns-repeated="5"/>
        </table:table-row>
        <table:table-row table:style-name="ro2">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2">
          <table:table-cell table:style-name="Default" office:value-type="string">
            <text:p>The word “birthday” is mentioned 40 times in TTTA.</text:p>
          </table:table-cell>
          <table:table-cell table:style-name="Default" table:number-columns-repeated="5"/>
        </table:table-row>
        <table:table-row table:style-name="ro2">
          <table:table-cell table:style-name="Default" office:value-type="string">
            <text:p>The word “birthday” is talked about a lot on page 360.</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3">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text:span text:style-name="T9">June </text:span><text:span text:style-name="T9">9th</text:span>, when he would be 21 years of age. When he thought of this a great <text:span text:style-name="T3">hope</text:span> came into his mind. He decided that Marie, for some unknown reason, was hiding until his <text:span text:style-name="T3">birthday</text:span> and intended that they should be married on that day and she was going to be his <text:span text:style-name="T3">birthday</text:span> present. Robert's imagination went wild. He was elated over the <text:span text:style-name="T3">hope</text:span>. <text:s/>It seemed like a sudden inspiration to him. It would be just like Marie to wait until his <text:span text:style-name="T3">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34">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3">hope</text:span> and get ready for a marriage to take place on his <text:span text:style-name="T3">birthday</text:span>. <text:s/>He was so happy over this sudden thought, so elated that he 'phoned Mr. Kennelworth again <text:span text:style-name="T3">that night</text:span> and told him all about it. Mr. Kennelworth, <text:span text:style-name="T3">half-hearted</text:span> but <text:span text:style-name="T3">hope</text:span><text:span text:style-name="T9">ful</text:span>, agreed with Robert that there might be something in it, that Marie might have had some plan of this kind in mind, and sincerely hoped that Robert was right and that this <text:span text:style-name="T3">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3">hopes</text:span> and theories that Marie would show up on his <text:span text:style-name="T3">birthday</text:span>. Walter said that it would be just like her to do a trick of that kind and that this might be just what it all meant. He thought that Robert had struck on the right idea and was <text:span text:style-name="T3">hope</text:span>ful, too, that the marriage would take place on Robert's birthday. He was to call Robert on the 'phone the next day or Robert should call him just as soon as he got any news. Walter wanted to send congratulations for his <text:span text:style-name="T3">birthday</text:span> and his wedding day. The fact that Walter was so cheerful and shared Robert's views and <text:span text:style-name="T3">hopes</text:span> in the matter, made Robert much happier.</text:p>
          </table:table-cell>
          <table:table-cell office:value-type="string">
            <text:p>21st birthday seems to be connected to hope. <text:s/>Walter and Robert shared hopes in the matter also.</text:p>
          </table:table-cell>
        </table:table-row>
        <table:table-row table:style-name="ro35">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3">birthday</text:span> the following day, and encouraged him to hope for the best and not give way to despair in case Marie did not show up. The special-delivery letter was also from Robert's mother, and read: […]</text:p>
          </table:table-cell>
          <table:table-cell/>
        </table:table-row>
        <table:table-row table:style-name="ro35" table:number-rows-repeated="51">
          <table:table-cell table:number-columns-repeated="6"/>
        </table:table-row>
        <table:table-row table:style-name="ro35">
          <table:table-cell table:number-columns-repeated="6"/>
        </table:table-row>
      </table:table>
      <table:table table:name="age" table:style-name="ta1" table:print="false">
        <table:table-column table:style-name="co35" table:default-cell-style-name="ce4"/>
        <table:table-column table:style-name="co36" table:default-cell-style-name="ce4"/>
        <table:table-column table:style-name="co37" table:default-cell-style-name="ce4"/>
        <table:table-column table:style-name="co28" table:default-cell-style-name="ce4"/>
        <table:table-column table:style-name="co38" table:default-cell-style-name="ce4"/>
        <table:table-column table:style-name="co39" table:default-cell-style-name="ce4"/>
        <table:table-row table:style-name="ro2">
          <table:table-cell table:style-name="Default" office:value-type="string">
            <text:p>Excerpts related to the word “age”.</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2">
          <table:table-cell/>
          <table:table-cell office:value-type="float" office:value="2">
            <text:p>2</text:p>
          </table:table-cell>
          <table:table-cell table:number-columns-repeated="2"/>
          <table:table-cell office:value-type="string">
            <text:p>At about the <text:span text:style-name="T3">age</text:span> of <text:span text:style-name="T3">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3">thirteen</text:span> <text:span text:style-name="T3">years</text:span> of <text:span text:style-name="T3">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34">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3">thirteen</text:span> <text:span text:style-name="T3">years</text:span> of <text:span text:style-name="T3">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3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3">one year younger</text:span> than Robert, his early advantages enabled him to graduate at <text:span text:style-name="T3">fourteen</text:span>, while Robert was graduating at the <text:span text:style-name="T3">age</text:span> of <text:span text:style-name="T3">fifteen</text:span>, and would not have been able to pass all of his examinations except for the help and assistance rendered him by Walter. Marie Stanton, who was then <text:span text:style-name="T3">thirteen years </text:span>of <text:span text:style-name="T3">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7">
          <table:table-cell/>
          <table:table-cell office:value-type="string">
            <text:p>24</text:p>
          </table:table-cell>
          <table:table-cell office:value-type="string">
            <text:p>In 1924</text:p>
          </table:table-cell>
          <table:table-cell/>
          <table:table-cell office:value-type="string">
            <text:p>The <text:span text:style-name="T3">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3">age</text:span>.</text:p>
          </table:table-cell>
          <table:table-cell office:value-type="string">
            <text:p>“age”</text:p>
          </table:table-cell>
        </table:table-row>
        <table:table-row table:style-name="ro35">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3">age</text:span>. From reading of the Bible, war seemed inevitable, and Robert believed that the next war would be in the air.</text:p>
          </table:table-cell>
          <table:table-cell office:value-type="string">
            <text:p>“greatest invention of the age”</text:p>
          </table:table-cell>
        </table:table-row>
        <table:table-row table:style-name="ro3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3">mathematical sequence</text:span>, the wonderful inventions that brought comfort and convenience to the Atlantians are due to appear again, and we are <text:span text:style-name="T3">now</text:span> only on the threshold of another great <text:span text:style-name="T3">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3">age</text:span> of <text:span text:style-name="T3">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3">June 9th</text:span>, he would be <text:span text:style-name="T3">21 years of age</text:span>, and on that day he wanted to be married and start on his career as a <text:span text:style-name="T3">real man</text:span>. He wanted to go back to Texarkana after the holidays, wind up his affairs and get ready to go to New York. Wanted her to go with him, starting<text:span text:style-name="T3"> Saturday, June 4th</text:span>, so they would arrive on <text:span text:style-name="T3">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3">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3">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3">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35">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9">greatest </text:span><text:span text:style-name="T9">airships of the</text:span><text:span text:style-name="T3">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3">birthday</text:span>, June 9th, when he would be <text:span text:style-name="T3">21 years of age</text:span>. When he thought of this a great <text:span text:style-name="T3">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3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3">age</text:span> enabled him to make enormous profits when stocks reached the <text:span text:style-name="T3">age</text:span> where they would have fast moves up or down in a very short time.</text:p>
          </table:table-cell>
          <table:table-cell/>
        </table:table-row>
        <table:table-row table:style-name="ro31">
          <table:table-cell/>
          <table:table-cell office:value-type="string">
            <text:p>200</text:p>
          </table:table-cell>
          <table:table-cell table:number-columns-repeated="2"/>
          <table:table-cell office:value-type="string">
            <text:p>Robert became known as “The <text:span text:style-name="T3">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3">over 70 years </text:span><text:span text:style-name="T3">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3">boy</text:span> wonder of 1907 and 1908, had accumulated […]</text:p>
          </table:table-cell>
          <table:table-cell office:value-type="string">
            <text:p>“over 70 years of age”</text:p>
          </table:table-cell>
        </table:table-row>
        <table:table-row table:style-name="ro32">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3">60 years </text:span><text:span text:style-name="T3">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3">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3">airplane of the </text:span><text:span text:style-name="T3">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3">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35">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3">this was the age of the young man</text:span> and that Robert had demonstrated that he was the <text:span text:style-name="T3">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3">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3">this was the age of the young men</text:span> because they were progressive and <text:span text:style-name="T3">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honor" table:style-name="ta1" table:print="false">
        <table:table-column table:style-name="co40" table:default-cell-style-name="ce4"/>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row table:style-name="ro2">
          <table:table-cell table:style-name="Default" office:value-type="string">
            <text:p>Excerpts related to the word “honor”.</text:p>
          </table:table-cell>
          <table:table-cell table:style-name="Default" table:number-columns-repeated="5"/>
        </table:table-row>
        <table:table-row table:style-name="ro1">
          <table:table-cell table:style-name="Default" office:value-type="string">
            <text:p>Honor (and various forms of it, e.g. honorable, honors, honored, etc.) written <text:span text:style-name="T3">40</text:span> times.</text:p>
          </table:table-cell>
          <table:table-cell table:style-name="Default" table:number-columns-repeated="5"/>
        </table:table-row>
        <table:table-row table:style-name="ro1">
          <table:table-cell table:style-name="Default" office:value-type="string">
            <text:p>Dishonor (and various forms of it) written <text:span text:style-name="T3">3</text:span> times.</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3"> great </text:span><text:span text:style-name="T3">man</text:span> some day, an <text:span text:style-name="T3">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7">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3">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32">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3">honors</text:span>. In the meantime, the love affair between Robert and Marie had continued with the usual interruptions, obstacles and petty quarrels existing between young people of their age.</text:p>
          </table:table-cell>
          <table:table-cell/>
        </table:table-row>
        <table:table-row table:style-name="ro7">
          <table:table-cell/>
          <table:table-cell office:value-type="string">
            <text:p>24</text:p>
          </table:table-cell>
          <table:table-cell office:value-type="string">
            <text:p>1925</text:p>
          </table:table-cell>
          <table:table-cell/>
          <table:table-cell office:value-type="string">
            <text:p>In the <text:span text:style-name="T3">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3">1925</text:span>, Marie Stanton graduated from High School with the highest of <text:span text:style-name="T3">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3">eighteen years old</text:span>, and had grown more beautiful and began to attract more attention from young men. As the Kennelworths and Stantons had been friends for years, Walter suggested to his parents that they give a party in <text:span text:style-name="T3">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8">
          <table:table-cell/>
          <table:table-cell office:value-type="string">
            <text:p>30</text:p>
          </table:table-cell>
          <table:table-cell table:number-columns-repeated="2"/>
          <table:table-cell office:value-type="string">
            <text:p>Good Bye poem from Robert to Marie, included in a letter which Robert says he has given up <text:span text:style-name="T3">hope</text:span>: </text:p>
            <text:p/>
            <text:p>To MARIE,</text:p>
            <text:p><text:s text:c="13"/>GOOD BYE</text:p>
            <text:p/>
            <text:p>And now I fly to bear my wound away,</text:p>
            <text:p>Haply the future heals me of this hurt,</text:p>
            <text:p>Since, sorely wounded, I still keep today</text:p>
            <text:p>Mine <text:span text:style-name="T3">honor</text:span> as an armor around me girt.</text:p>
            <text:p/>
            <text:p>[…]</text:p>
          </table:table-cell>
          <table:table-cell/>
        </table:table-row>
        <table:table-row table:style-name="ro39">
          <table:table-cell/>
          <table:table-cell office:value-type="string">
            <text:p>42</text:p>
          </table:table-cell>
          <table:table-cell office:value-type="string">
            <text:p>Christmas, 1926</text:p>
          </table:table-cell>
          <table:table-cell/>
          <table:table-cell table:style-name="ce5" office:value-type="string">
            <text:p><text:span text:style-name="T14">Christmas, 1926, was the happiest that Robert had ever known and wanting Marie to </text:span><text:span text:style-name="T14">share it with him he sent her a beautiful ring, wrote her that he had saved his money </text:span><text:span text:style-name="T14">and was now in position to buy it. The diamond, he said, represented purity, firmness </text:span><text:span text:style-name="T14">and faith and symbolized all those things in her and his great trust in her. He told her </text:span><text:span text:style-name="T14">that he was anxious to get in shape to go to New York to continue his studies, and </text:span><text:span text:style-name="T14">work and make money and be near his old chum, Walter, who had always been a </text:span><text:span text:style-name="T14">great comfort to him and encouraged him in so many ways.</text:span></text:p>
            <text:p><text:span text:style-name="T14"/></text:p>
            <text:p><text:span text:style-name="T14">In thanking Robert for the ring, Marie wrote that so long as she lived, she would wear </text:span><text:span text:style-name="T14">it in </text:span><text:span text:style-name="T15">honor</text:span><text:span text:style-name="T14"> of him, and as an emblem of </text:span><text:span text:style-name="T15">faith</text:span><text:span text:style-name="T14"> and </text:span><text:span text:style-name="T15">trust</text:span><text:span text:style-name="T14"> in the greatest man in the </text:span><text:span text:style-name="T14">world. That she knew there was nothing he could not do. The little poem entitled, "It </text:span><text:span text:style-name="T14">Can Be Done," which she sent along was a great inspiration to Robert when trials, </text:span><text:span text:style-name="T14">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17" office:value-type="string">
            <text:p>Robert wrote Marie of this good fortune which had come to him in the <text:span text:style-name="T3">new year</text:span> and how it had stimulated his <text:span text:style-name="T3">hopes</text:span> to greater things in the future. He was sure that with her love, he would continue and accomplish every desire that he had hoped for. Marie wrote him beautiful letters of encouragement, filled with love and admiration for <text:span text:style-name="T3">the man that she was living for, -- her ideal.</text:span> She told him that she was making great progress with her studies and hoped to graduate in a few years and be an <text:span text:style-name="T3">honor</text:span> to him and assist him in his work. She sent a little poem, entitled: "Act the Man and Face It Out."</text:p>
          </table:table-cell>
          <table:table-cell/>
        </table:table-row>
        <table:table-row table:style-name="ro35">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40">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3">hopes</text:span> for an early marriage with Marie and that when he went to New York, he wanted to take Marie with him as his wife. His mother was not in favor of an elopement. <text:s/>She wanted him to make good, act in an <text:span text:style-name="T3">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table:table-row>
        <table:table-row table:style-name="ro35">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3">honors</text:span> that he would receive from the foreign countries, and told Marie what a great time they would have, as Mr. Kennelworth was going to New York and they would all be there at the great <text:span text:style-name="T3">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1">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3">honest</text:span> and <text:span text:style-name="T3">honorable</text:span>, so he sat down and answered the letter.</text:p>
          </table:table-cell>
          <table:table-cell/>
        </table:table-row>
        <table:table-row table:style-name="ro3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3">honor</text:span> and respect you as her parents. I believe that you acted as you thought best for Marie's future, and can find no fault with your good and <text:span text:style-name="T3">honest</text:span> intentions, regardless of the suffering it has caused me or the sorrow and disappointment it may have brought to Marie. I wish to do only that which is <text:span text:style-name="T3">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39">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3">honor</text:span> and gives <text:span text:style-name="T3">sympathy</text:span>; the other kind who is selfish, expects something for nothing and must meet with deceit. I am a great believer in sowing and reaping. We get out of life just what we put into it.</text:p>
          </table:table-cell>
          <table:table-cell/>
        </table:table-row>
        <table:table-row table:style-name="ro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3">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3">Spring of 1928</text:span> made the longest successful flight to Japan, where he was <text:span text:style-name="T3">received</text:span> with great <text:span text:style-name="T3">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3">May, 1928</text:span>, Walter received a radiogram from Robert saying that he was leaving Japan the <text:span text:style-name="T3">latter part of the month</text:span> and was going to sail "The St. Marie" back to New York. Walter and Miss Edna Quinton, the secretary, had followed the newspaper reports of the great <text:span text:style-name="T3">reception</text:spa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text:span text:style-name="T3">honors</text:span> and he thought it appropriate to have a big celebration for him when he arrived. As his father was coming to New York anyway for the graduation exercises, he suggested that he be there to greet Robert on his triumphant <text:span text:style-name="T3">return</text:span>.</text:p>
          </table:table-cell>
          <table:table-cell office:value-type="string">
            <text:p>Robert return to New York in the St. Marie with great honors.</text:p>
          </table:table-cell>
        </table:table-row>
        <table:table-row table:style-name="ro42">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3">honors</text:span> and the Japanese Government had bought his invention for making airplanes silent. Mr. Kennelworth proposed that the leading citizens of Texarkana go to New York to <text:span text:style-name="T3">honor</text:span> their favorite <text:span text:style-name="T3">son</text:span> on his return. <text:s/>When he had finished talking there was <text:span text:style-name="T9">lasting</text:span> [lasting?] applause and hurrahs for Robert Gordon. Colonel Stanton was in the audience. He arose and said that he heartily endorsed the proposal and would donate $10,000.00 to the expense fund, that they should go to New York in a <text:span text:style-name="T3">special</text:span> train to greet the greatest young man of the age who was born on a farm near Texarkana. <text:s/>Everyone was in favor of it and the wealthy men all followed Mr. Stanton in offering large sums of money in order to make the <text:span text:style-name="T3">reception</text:span> a success. When the meeting was over, J. H. Kennelworth drove out to the country home of Amelia Gordon, Robert's mother. Told her of her boy's success and the plans to meet him in New York and give him a great <text:span text:style-name="T3">reception</text:span>, inviting her to go on the special train as a guest of <text:span text:style-name="T3">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3">honor</text:span>. My boy, when you landed today I thought about that dream and how it had been fulfilled. I hope that all of your other dreams and ambitions will be realized and that you will be rewarded with Marie's love, because you have been <text:span text:style-name="T3">faithful</text:span> and <text:span text:style-name="T3">loyal</text:span> to her."</text:p>
          </table:table-cell>
          <table:table-cell/>
        </table:table-row>
        <table:table-row table:style-name="ro35">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3">receptions</text:span> and <text:span text:style-name="T3">honored</text:span> me, I thought of the dream and I thought of you and how you had taught me how to read the Bible and I thought of Marie and how I loved her and felt that I would gladly give all of the <text:span text:style-name="T3">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3">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3">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3">credit</text:span> and no <text:span text:style-name="T3">honor</text:span> or <text:span text:style-name="T3">reward</text:span> is too great for you, but the <text:span text:style-name="T3">honor</text:span> that men can give or the world or your Government, are but empty and mean nothing to the <text:span text:style-name="T3">heart</text:span> of a <text:span text:style-name="T3">loyal</text:span> woman. You are to have the greatest reward in Walter's love and this means more to you than any <text:span text:style-name="T3">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3">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7">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3">dishonor</text:span> that I haven't had time to think about making money. If General Pearson hadn't proved to be a good friend, I would still be in prison. Now I must use some of my inventions to help my country and prove to them that I did act for the <text:span text:style-name="T3">best</text:span> and that I am <text:span text:style-name="T3">loyal</text:span>."</text:p>
          </table:table-cell>
          <table:table-cell/>
        </table:table-row>
        <table:table-row table:style-name="ro34">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3">honor</text:span> and <text:span text:style-name="T3">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4">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3">honor</text:span> of using the sleeping gas machine and ending the final attack upon the great City of New York without loss of any life."</text:p>
          </table:table-cell>
          <table:table-cell/>
        </table:table-row>
        <table:table-row table:style-name="ro8">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3">honor</text:span> and <text:span text:style-name="T3">reward</text:span> that we can give you."</text:p>
          </table:table-cell>
          <table:table-cell/>
        </table:table-row>
        <table:table-row table:style-name="ro31">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3">honor</text:span>, -- at that time we placed our fate in the hands of a <text:span text:style-name="T3">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8">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3">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3">honors</text:span> you and we offer you our humble gratitude and all the praise that this world can give you. Name what you want as your reward and it shall be given to you."</text:p>
          </table:table-cell>
          <table:table-cell/>
        </table:table-row>
        <table:table-row table:style-name="ro32">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3">honor</text:span> Old Glory's colors which have never trailed the dust, unstained by blood of innocent women and children.</text:p>
          </table:table-cell>
          <table:table-cell/>
        </table:table-row>
        <table:table-row table:style-name="ro8">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3">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3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3">honored</text:span> and <text:span text:style-name="T3">respected</text:span> her. It was she who taught me <text:span text:style-name="T3">loyalty</text:span> to my country and it was for her that I remained <text:span text:style-name="T3">loyal</text:span> and <text:span text:style-name="T3">faithful</text:span> to the cause of my country.</text:p>
          </table:table-cell>
          <table:table-cell/>
        </table:table-row>
        <table:table-row table:style-name="ro3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text:span text:style-name="T3">honor</text:span> and <text:span text:style-name="T3">appreciation</text:spa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7">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3">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7">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3">honored</text:span> and <text:span text:style-name="T3">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7" table:number-rows-repeated="29">
          <table:table-cell table:number-columns-repeated="6"/>
        </table:table-row>
        <table:table-row table:style-name="ro7">
          <table:table-cell table:number-columns-repeated="6"/>
        </table:table-row>
      </table:table>
      <table:table table:name="glory" table:style-name="ta1" table:print="false">
        <table:table-column table:style-name="co25" table:default-cell-style-name="ce4"/>
        <table:table-column table:style-name="co46" table:default-cell-style-name="ce4"/>
        <table:table-column table:style-name="co47" table:default-cell-style-name="ce4"/>
        <table:table-column table:style-name="co48" table:default-cell-style-name="ce4"/>
        <table:table-column table:style-name="co49" table:default-cell-style-name="ce4"/>
        <table:table-column table:style-name="co50" table:default-cell-style-name="ce4"/>
        <table:table-row table:style-name="ro2">
          <table:table-cell table:style-name="Default" office:value-type="string">
            <text:p>Excerpts related to the word “glor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glory” is mentioned 1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3">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7">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3">glory</text:span> of the God of Israel was over them above.</text:p>
            <text:p/>
            <text:p>Every one had four faces apiece, and every one four wings; and the likeness of the hands of a man was under their wings.</text:p>
          </table:table-cell>
          <table:table-cell/>
        </table:table-row>
        <table:table-row table:style-name="ro39">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3">glory</text:span> of the God of Israel came from the way of the east, and his voice was like a noise of many waters: and the earth <text:span text:style-name="T3">shined</text:span> with his <text:span text:style-name="T3">glory</text:span>.</text:p>
            <text:p/>
            <text:p>And it was according to the appearance of the vision that I saw when I came to destroy the city; and the visions were like the vision that I saw by the river Chebar: and I fell upon my face.</text:p>
            <text:p/>
            <text:p>And the <text:span text:style-name="T3">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33">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3">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3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3">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8">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3">glory</text:span>.</text:p>
            <text:p/>
            <text:p>Robert knew that the Bible was replete with references</text:p>
            <text:p>that the heavens ruled.</text:p>
          </table:table-cell>
          <table:table-cell/>
        </table:table-row>
        <table:table-row table:style-name="ro31">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3">surprise</text:span>. He arose and made the following speech: "Comrades and friends, we have traveled the path of life together. Some of us have run the gauntlet of human emotions. We have <text:span text:style-name="T9">gone</text:span> down to the depths of despair; have reached the heights of financial <text:span text:style-name="T3">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39">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3">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3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3">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3">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3">glory</text:span> of the God of Israel was over them. Everyone had four faces apiece and everyone four wings; and the likeness of the hands of a man was under their wings. And the <text:span text:style-name="T3">glory</text:span> of the Lord went up from the midst of the city and stood upon the mountain, which is on the east side of the city."</text:p>
            <text:p/>
            <text:p>He knew that this was the <text:span text:style-name="T3">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40">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3">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3">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7">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3">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3">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34">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34" table:number-rows-repeated="29">
          <table:table-cell table:number-columns-repeated="6"/>
        </table:table-row>
        <table:table-row table:style-name="ro34">
          <table:table-cell table:number-columns-repeated="6"/>
        </table:table-row>
      </table:table>
      <table:table table:name="triumph" table:style-name="ta1" table:print="false">
        <table:table-column table:style-name="co51" table:default-cell-style-name="ce18"/>
        <table:table-column table:style-name="co8" table:default-cell-style-name="ce18"/>
        <table:table-column table:style-name="co52" table:default-cell-style-name="ce18"/>
        <table:table-column table:style-name="co22" table:default-cell-style-name="ce18"/>
        <table:table-column table:style-name="co53" table:default-cell-style-name="ce18"/>
        <table:table-column table:style-name="co54" table:default-cell-style-name="ce18"/>
        <table:table-row table:style-name="ro2">
          <table:table-cell table:style-name="Default" office:value-type="string">
            <text:p>Excerpts related to the word “triumph”.</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triumph” is mentioned 9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3">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3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3">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3">triumphant</text:span> march <text:span text:style-name="T3">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3">Triumph</text:span> and Disaster</text:p>
            <text:p>And treat those two impostors just the same:</text:p>
            <text:p/>
          </table:table-cell>
          <table:table-cell/>
        </table:table-row>
        <table:table-row table:style-name="ro3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3">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3">June</text:span> so he wrote his father and informed him that Robert was <text:span text:style-name="T3">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3">triumphant return.</text:span></text:p>
          </table:table-cell>
          <table:table-cell/>
        </table:table-row>
        <table:table-row table:style-name="ro31">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3">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3">Thanksgiving Day</text:span>, Walter and Edna arranged a big dinner and invited Robert. He appeared very much worn and ate very little dinner. Both Walter and Edna noticed that he was less talkative than ever before. <text:span text:style-name="T3">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3">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36">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3">returned</text:span> in <text:span text:style-name="T3">triumph</text:span> and great <text:span text:style-name="T3">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34">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9">honor</text:span> and I seek no <text:span text:style-name="T9">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3">triumphed</text:span> and that our Supreme Commander has set an example for the world and has shown what the love of a good woman can do. I thank you."</text:p>
          </table:table-cell>
          <table:table-cell/>
        </table:table-row>
        <table:table-row table:style-name="ro44" table:number-rows-repeated="45">
          <table:table-cell table:number-columns-repeated="6"/>
        </table:table-row>
        <table:table-row table:style-name="ro44">
          <table:table-cell table:number-columns-repeated="6"/>
        </table:table-row>
      </table:table>
      <table:table table:name="shout" table:style-name="ta1" table:print="false">
        <table:table-column table:style-name="co51" table:default-cell-style-name="ce4"/>
        <table:table-column table:style-name="co8" table:default-cell-style-name="ce4"/>
        <table:table-column table:style-name="co55" table:default-cell-style-name="ce4"/>
        <table:table-column table:style-name="co48" table:default-cell-style-name="ce4"/>
        <table:table-column table:style-name="co56" table:default-cell-style-name="ce4"/>
        <table:table-column table:style-name="co57" table:default-cell-style-name="ce4"/>
        <table:table-row table:style-name="ro2">
          <table:table-cell table:style-name="Default" office:value-type="string">
            <text:p>Excerpts related to the word “shout”.</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hout” is mentioned 7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3">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3">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3">arms</text:span> and gave her the <text:span text:style-name="T3">kiss</text:span> which Robert knew meant foregiveness and understanding. He then realized that love, just as Molly said in the beginning, was the greatest thing in the world, and meant more than all the money in the world. Robert jumped to his <text:span text:style-name="T3">feet</text:span> and <text:span text:style-name="T3">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35">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3">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4">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3">shouts</text:span> of the <text:span text:style-name="T3">hero-</text:span><text:span text:style-name="T3">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3">feet</text:span> and men were <text:span text:style-name="T3">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3">feet</text:span>, <text:span text:style-name="T3">shouting</text:span>, "Hail to the Chief, God bless him and long may he live."</text:p>
          </table:table-cell>
          <table:table-cell/>
        </table:table-row>
        <table:table-row table:style-name="ro3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3">seat</text:span> as if in a daze. <text:s/>Marie Stanton <text:span text:style-name="T3">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9">The City of the </text:span><text:span text:style-name="T9">Lord</text:span>, capital of the United Kingdom of the World has taken place between Robert Gordon and Marie Stanton."</text:p>
          </table:table-cell>
          <table:table-cell office:value-type="string">
            <text:p>(Mercy seat).</text:p>
          </table:table-cell>
        </table:table-row>
        <table:table-row table:style-name="ro36" table:number-rows-repeated="34">
          <table:table-cell table:number-columns-repeated="6"/>
        </table:table-row>
        <table:table-row table:style-name="ro36">
          <table:table-cell table:number-columns-repeated="6"/>
        </table:table-row>
      </table:table>
      <table:table table:name="kiss" table:style-name="ta1" table:print="false">
        <table:table-column table:style-name="co58" table:default-cell-style-name="ce4"/>
        <table:table-column table:style-name="co8" table:default-cell-style-name="ce4"/>
        <table:table-column table:style-name="co59" table:default-cell-style-name="ce4"/>
        <table:table-column table:style-name="co60" table:default-cell-style-name="ce4"/>
        <table:table-column table:style-name="co61" table:default-cell-style-name="ce4"/>
        <table:table-column table:style-name="co62" table:default-cell-style-name="ce4"/>
        <table:table-row table:style-name="ro2">
          <table:table-cell table:style-name="Default" office:value-type="string">
            <text:p>Excerpts related to the word “kiss”.</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kiss” is mentioned 13 times in TTTA.</text:p>
          </table:table-cell>
          <table:table-cell table:style-name="Default" table:number-columns-repeated="5"/>
        </table:table-row>
        <table:table-row table:style-name="ro2">
          <table:table-cell table:style-name="Default" table:number-columns-repeated="6"/>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float" office:value="27">
            <text:p>27</text:p>
          </table:table-cell>
          <table:table-cell office:value-type="string">
            <text:p>End of August [1926].</text:p>
          </table:table-cell>
          <table:table-cell/>
          <table:table-cell office:value-type="string">
            <text:p><text:span text:style-name="T16">Poem <text:s/>sent to Marie by Robert: </text:span></text:p>
            <text:p><text:span text:style-name="T17">PARTING</text:span></text:p>
            <text:p/>
            <text:p><text:span text:style-name="T3">Kiss</text:span> me! The spell is broken,</text:p>
            <text:p>The dream we dreamed is gone;</text:p>
            <text:p>Nothing remains but memory —</text:p>
            <text:p>Memory, and dawn.</text:p>
            <text:p/>
            <text:p><text:span text:style-name="T3">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3">lips</text:span> meet but to part.</text:p>
          </table:table-cell>
          <table:table-cell/>
        </table:table-row>
        <table:table-row table:style-name="ro46">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7">LOVE</text:span></text:p>
            <text:p/>
            <text:p>The spark of love gives more light than the universe of</text:p>
            <text:p>truth; yet truth is in love, and in order to act the truth, you</text:p>
            <text:p>must make love the truth, for remember that the handshake</text:p>
            <text:p>of friendship, or the <text:span text:style-name="T3">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3">sunshine</text:span> which played upon the windows in front of him or appeared in the clear <text:span text:style-name="T3">crystal</text:span> <text:span text:style-name="T3">water</text:span> in the <text:span text:style-name="T3">glass</text:span> and the <text:span text:style-name="T3">sweet</text:span> odor from the <text:span text:style-name="T3">flowers</text:span> on the table brought memories of <text:span text:style-name="T3">sweet</text:span> <text:span text:style-name="T3">kisses</text:span> and soft caresses which <text:span text:style-name="T3">haunted</text:span> him. Finally, Robert managed to eat a little, because he knew he must if he expected to keep up and have strength to <text:span text:style-name="T3">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3">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3">kiss</text:span> her <text:span text:style-name="T3">sweet</text:span> <text:span text:style-name="T3">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3">kiss</text:span> which Robert knew meant <text:span text:style-name="T3">foregiveness</text:span> and <text:span text:style-name="T3">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3">understand</text:span>, <text:span text:style-name="T3">forgive</text:span> and <text:span text:style-name="T3">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3">one</text:span> <text:span text:style-name="T3">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3">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3">tire </text:span><text:span text:style-name="T9">(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3">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47">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18">Kiss</text:span><text:span text:style-name="T19">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3">Kiss</text:span><text:span text:style-name="T9">immee</text:span> River. If her health should ever be bad, that would be the place to restore her and she would enjoy the surrounding country as he had.</text:p>
          </table:table-cell>
          <table:table-cell/>
        </table:table-row>
        <table:table-row table:style-name="ro40">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3">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40" table:number-rows-repeated="41">
          <table:table-cell table:number-columns-repeated="6"/>
        </table:table-row>
        <table:table-row table:style-name="ro40">
          <table:table-cell table:number-columns-repeated="6"/>
        </table:table-row>
      </table:table>
      <table:table table:name="sympathy" table:style-name="ta1" table:print="false">
        <table:table-column table:style-name="co63" table:default-cell-style-name="ce4"/>
        <table:table-column table:style-name="co64" table:default-cell-style-name="ce4"/>
        <table:table-column table:style-name="co65" table:default-cell-style-name="ce4"/>
        <table:table-column table:style-name="co48" table:default-cell-style-name="ce4"/>
        <table:table-column table:style-name="co66" table:default-cell-style-name="ce4"/>
        <table:table-column table:style-name="co32" table:default-cell-style-name="ce4"/>
        <table:table-row table:style-name="ro2">
          <table:table-cell table:style-name="Default" office:value-type="string">
            <text:p>Excerpts related to the word “sympathy”.</text:p>
          </table:table-cell>
          <table:table-cell table:style-name="Default" table:number-columns-repeated="5"/>
        </table:table-row>
        <table:table-row table:style-name="ro2">
          <table:table-cell table:style-name="Default" table:number-columns-repeated="6"/>
        </table:table-row>
        <table:table-row table:style-name="ro2">
          <table:table-cell table:style-name="Default" office:value-type="string">
            <text:p>The word “sympathy” is mentioned 5 times in TTTA.</text:p>
          </table:table-cell>
          <table:table-cell table:style-name="Default" table:number-columns-repeated="5"/>
        </table:table-row>
        <table:table-row table:style-name="ro2">
          <table:table-cell table:style-name="Default" office:value-type="string">
            <text:p>The word “sympathetic” is mentioned 1 time in TTTA.</text:p>
          </table:table-cell>
          <table:table-cell table:style-name="Default" table:number-columns-repeated="5"/>
        </table:table-row>
        <table:table-row table:style-name="ro2">
          <table:table-cell table:style-name="Default" office:value-type="string">
            <text:p>The words “sympathy” and “sympathetic are mentioned 6 times total, in TTTA.</text:p>
          </table:table-cell>
          <table:table-cell table:style-name="Default" table:number-columns-repeated="5"/>
        </table:table-row>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3">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33">
          <table:table-cell/>
          <table:table-cell table:style-name="ce18" office:value-type="string">
            <text:p>63-64 (“sympathetic” mentioned on pg. 63).</text:p>
          </table:table-cell>
          <table:table-cell table:style-name="ce18" office:value-type="string">
            <text:p>January 12, 1927.</text:p>
          </table:table-cell>
          <table:table-cell table:style-name="ce18"/>
          <table:table-cell table:style-name="ce1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3">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18"/>
        </table:table-row>
        <table:table-row table:style-name="ro48">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3">understood</text:span> me or had any <text:span text:style-name="T3">sympathy</text:span> with me or my ideas, which I feel were far advanced. My own brother was my worst enemy, and I find that the Bible bears me out in this</text:p>
            <text:p/>
            <text:p>"And a man's foes shall be they of his own household."</text:p>
            <text:p/>
            <text:p>My father and brother <text:span text:style-name="T3">opposed</text:span> me because they did not <text:span text:style-name="T3">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9">my own people</text:span>, for the good book says:</text:p>
            <text:p/>
            <text:p>"A prophet is not without <text:span text:style-name="T9">honor</text:span>, save in his own country,</text:p>
            <text:p>and in his own house."</text:p>
          </table:table-cell>
          <table:table-cell/>
        </table:table-row>
        <table:table-row table:style-name="ro49">
          <table:table-cell/>
          <table:table-cell office:value-type="string">
            <text:p>139-140 (“sympathy” mentioned on pg. 140).</text:p>
          </table:table-cell>
          <table:table-cell office:value-type="string">
            <text:p>Monday morning, [June 6, 1927]</text:p>
          </table:table-cell>
          <table:table-cell/>
          <table:table-cell table:style-name="ce19" office:value-type="string">
            <text:p><text:span text:style-name="T20">Mr. Stanton and his wife were much impressed with the story and felt that they had </text:span><text:span text:style-name="T21">been wrong in opposing Marie’s love for Robert and their marriage. They told Mr. </text:span><text:span text:style-name="T21">Kennelworth that when Marie returned they would give her their consent to marry </text:span><text:span text:style-name="T21">Robert then or any time later. They felt that they might be to blame for any harm </text:span><text:span text:style-name="T21">that would come to Marie or for the sorrows that Robert was suffering. <text:s/>However, </text:span><text:span text:style-name="T21">they were hopeful that Marie was either returning home or was on her way back to </text:span><text:span text:style-name="T21">Sherman, Texas, to complete her education, and, therefore, were not greatly </text:span><text:span text:style-name="T21">alarmed and intended to wait until Monday afternoon to find out if Marie had gone </text:span><text:span text:style-name="T21">back to Sherman. <text:s/>Mr. Kennelworth stated that Mr. and Mrs. Stanton wished him to </text:span><text:span text:style-name="T21">convey their </text:span><text:span text:style-name="T22">sympathy</text:span><text:span text:style-name="T21"> to Robert and to tell him that they had great faith in him and </text:span><text:span text:style-name="T21">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3">receive</text:span> him. He entered the Professor’s <text:span text:style-name="T3">office</text:span>, where he met a <text:span text:style-name="T3">middle-aged </text:span>man whose kindly face indicated that he had <text:span text:style-name="T3">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40">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3">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40" table:number-rows-repeated="5">
          <table:table-cell table:number-columns-repeated="6"/>
        </table:table-row>
        <table:table-row table:style-name="ro40">
          <table:table-cell table:style-name="Default"/>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2-10-17T16:43:10</meta:creation-date>
    <meta:generator>LibreOffice/3.5$Linux_X86_64 LibreOffice_project/350m1$Build-403</meta:generator>
    <dc:date>2013-03-07T06:54:41</dc:date>
    <meta:editing-duration>P4DT5H8M41S</meta:editing-duration>
    <meta:editing-cycles>92</meta:editing-cycles>
    <dc:creator>Ryan </dc:creator>
    <meta:document-statistic meta:table-count="46" meta:cell-count="686" meta:object-count="0"/>
  </office:meta>
</office:document-meta>
</file>